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9.08mm" svg:height="196.35mm" svg:x="113.89mm" svg:y="1mm">
            <draw:object draw:notify-on-update-of-ranges="Sheet1.A1:Sheet1.A1 Sheet1.A2:Sheet1.A104 Sheet1.B1:Sheet1.B1 Sheet1.B2:Sheet1.B104 Sheet1.A1:Sheet1.A1 Sheet1.A2:Sheet1.A104 Sheet1.C1:Sheet1.C1 Sheet1.C2:Sheet1.C104 Sheet1.A1:Sheet1.A1 Sheet1.A2:Sheet1.A104 Sheet1.D1:Sheet1.D1 Sheet1.D2:Sheet1.D104 Sheet1.A1:Sheet1.A1 Sheet1.A2:Sheet1.A104 Sheet1.E1:Sheet1.E1 Sheet1.E2:Sheet1.E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_GS</text:p>
          </table:table-cell>
          <table:table-cell office:value-type="string" calcext:value-type="string">
            <text:p>I_D(2V)</text:p>
          </table:table-cell>
          <table:table-cell office:value-type="string" calcext:value-type="string">
            <text:p>I_D(3V)</text:p>
          </table:table-cell>
          <table:table-cell office:value-type="string" calcext:value-type="string">
            <text:p>I_D(4V)</text:p>
          </table:table-cell>
          <table:table-cell office:value-type="string" calcext:value-type="string">
            <text:p>I_D(5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0391007" calcext:value-type="float">
            <text:p>0.0391007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0.083089" calcext:value-type="float">
            <text:p>0.08308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0.127077" calcext:value-type="float">
            <text:p>0.127077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93255" calcext:value-type="float">
            <text:p>0.293255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171065" calcext:value-type="float">
            <text:p>0.171065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0.215054" calcext:value-type="float">
            <text:p>0.215054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259042" calcext:value-type="float">
            <text:p>0.259042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30303" calcext:value-type="float">
            <text:p>0.3030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347019" calcext:value-type="float">
            <text:p>0.34701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434995" calcext:value-type="float">
            <text:p>0.434995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483871" calcext:value-type="float">
            <text:p>0.483871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0.527859" calcext:value-type="float">
            <text:p>0.52785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571848" calcext:value-type="float">
            <text:p>0.571848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615836" calcext:value-type="float">
            <text:p>0.615836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659824" calcext:value-type="float">
            <text:p>0.659824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703812" calcext:value-type="float">
            <text:p>0.703812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752688" calcext:value-type="float">
            <text:p>0.752688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791789" calcext:value-type="float">
            <text:p>0.791789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840665" calcext:value-type="float">
            <text:p>0.840665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0.884653" calcext:value-type="float">
            <text:p>0.884653</text:p>
          </table:table-cell>
          <table:table-cell office:value-type="float" office:value="0.228087" calcext:value-type="float">
            <text:p>0.228087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521342" calcext:value-type="float">
            <text:p>0.521342</text:p>
          </table:table-cell>
        </table:table-row>
        <table:table-row table:style-name="ro1">
          <table:table-cell office:value-type="float" office:value="0.928641" calcext:value-type="float">
            <text:p>0.928641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0.391007" calcext:value-type="float">
            <text:p>0.391007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521342" calcext:value-type="float">
            <text:p>0.521342</text:p>
          </table:table-cell>
        </table:table-row>
        <table:table-row table:style-name="ro1">
          <table:table-cell office:value-type="float" office:value="0.97263" calcext:value-type="float">
            <text:p>0.97263</text:p>
          </table:table-cell>
          <table:table-cell office:value-type="float" office:value="0.325839" calcext:value-type="float">
            <text:p>0.325839</text:p>
          </table:table-cell>
          <table:table-cell office:value-type="float" office:value="0.423591" calcext:value-type="float">
            <text:p>0.423591</text:p>
          </table:table-cell>
          <table:table-cell office:value-type="float" office:value="0.521342" calcext:value-type="float">
            <text:p>0.521342</text:p>
          </table:table-cell>
          <table:table-cell office:value-type="float" office:value="0.58651" calcext:value-type="float">
            <text:p>0.58651</text:p>
          </table:table-cell>
        </table:table-row>
        <table:table-row table:style-name="ro1">
          <table:table-cell office:value-type="float" office:value="1.01662" calcext:value-type="float">
            <text:p>1.01662</text:p>
          </table:table-cell>
          <table:table-cell office:value-type="float" office:value="0.456175" calcext:value-type="float">
            <text:p>0.456175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716846" calcext:value-type="float">
            <text:p>0.716846</text:p>
          </table:table-cell>
        </table:table-row>
        <table:table-row table:style-name="ro1">
          <table:table-cell office:value-type="float" office:value="1.06061" calcext:value-type="float">
            <text:p>1.06061</text:p>
          </table:table-cell>
          <table:table-cell office:value-type="float" office:value="0.619094" calcext:value-type="float">
            <text:p>0.619094</text:p>
          </table:table-cell>
          <table:table-cell office:value-type="float" office:value="0.716846" calcext:value-type="float">
            <text:p>0.716846</text:p>
          </table:table-cell>
          <table:table-cell office:value-type="float" office:value="0.814598" calcext:value-type="float">
            <text:p>0.814598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 office:value-type="float" office:value="1.10459" calcext:value-type="float">
            <text:p>1.10459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0.977517" calcext:value-type="float">
            <text:p>0.977517</text:p>
          </table:table-cell>
          <table:table-cell office:value-type="float" office:value="1.07527" calcext:value-type="float">
            <text:p>1.07527</text:p>
          </table:table-cell>
          <table:table-cell office:value-type="float" office:value="1.14044" calcext:value-type="float">
            <text:p>1.14044</text:p>
          </table:table-cell>
        </table:table-row>
        <table:table-row table:style-name="ro1">
          <table:table-cell office:value-type="float" office:value="1.15347" calcext:value-type="float">
            <text:p>1.15347</text:p>
          </table:table-cell>
          <table:table-cell office:value-type="float" office:value="1.27077" calcext:value-type="float">
            <text:p>1.27077</text:p>
          </table:table-cell>
          <table:table-cell office:value-type="float" office:value="1.33594" calcext:value-type="float">
            <text:p>1.33594</text:p>
          </table:table-cell>
          <table:table-cell office:value-type="float" office:value="1.43369" calcext:value-type="float">
            <text:p>1.43369</text:p>
          </table:table-cell>
          <table:table-cell office:value-type="float" office:value="1.49886" calcext:value-type="float">
            <text:p>1.49886</text:p>
          </table:table-cell>
        </table:table-row>
        <table:table-row table:style-name="ro1">
          <table:table-cell office:value-type="float" office:value="1.19746" calcext:value-type="float">
            <text:p>1.19746</text:p>
          </table:table-cell>
          <table:table-cell office:value-type="float" office:value="1.69436" calcext:value-type="float">
            <text:p>1.69436</text:p>
          </table:table-cell>
          <table:table-cell office:value-type="float" office:value="1.8247" calcext:value-type="float">
            <text:p>1.8247</text:p>
          </table:table-cell>
          <table:table-cell office:value-type="float" office:value="1.88987" calcext:value-type="float">
            <text:p>1.88987</text:p>
          </table:table-cell>
          <table:table-cell office:value-type="float" office:value="1.98762" calcext:value-type="float">
            <text:p>1.98762</text:p>
          </table:table-cell>
        </table:table-row>
        <table:table-row table:style-name="ro1">
          <table:table-cell office:value-type="float" office:value="1.24145" calcext:value-type="float">
            <text:p>1.24145</text:p>
          </table:table-cell>
          <table:table-cell office:value-type="float" office:value="2.34604" calcext:value-type="float">
            <text:p>2.34604</text:p>
          </table:table-cell>
          <table:table-cell office:value-type="float" office:value="2.41121" calcext:value-type="float">
            <text:p>2.41121</text:p>
          </table:table-cell>
          <table:table-cell office:value-type="float" office:value="2.50896" calcext:value-type="float">
            <text:p>2.50896</text:p>
          </table:table-cell>
          <table:table-cell office:value-type="float" office:value="2.60671" calcext:value-type="float">
            <text:p>2.60671</text:p>
          </table:table-cell>
        </table:table-row>
        <table:table-row table:style-name="ro1">
          <table:table-cell office:value-type="float" office:value="1.28543" calcext:value-type="float">
            <text:p>1.28543</text:p>
          </table:table-cell>
          <table:table-cell office:value-type="float" office:value="3.0303" calcext:value-type="float">
            <text:p>3.0303</text:p>
          </table:table-cell>
          <table:table-cell office:value-type="float" office:value="3.16064" calcext:value-type="float">
            <text:p>3.16064</text:p>
          </table:table-cell>
          <table:table-cell office:value-type="float" office:value="3.25839" calcext:value-type="float">
            <text:p>3.25839</text:p>
          </table:table-cell>
          <table:table-cell office:value-type="float" office:value="3.29097" calcext:value-type="float">
            <text:p>3.29097</text:p>
          </table:table-cell>
        </table:table-row>
        <table:table-row table:style-name="ro1">
          <table:table-cell office:value-type="float" office:value="1.32942" calcext:value-type="float">
            <text:p>1.32942</text:p>
          </table:table-cell>
          <table:table-cell office:value-type="float" office:value="3.91007" calcext:value-type="float">
            <text:p>3.91007</text:p>
          </table:table-cell>
          <table:table-cell office:value-type="float" office:value="4.0404" calcext:value-type="float">
            <text:p>4.0404</text:p>
          </table:table-cell>
          <table:table-cell office:value-type="float" office:value="4.07299" calcext:value-type="float">
            <text:p>4.07299</text:p>
          </table:table-cell>
          <table:table-cell office:value-type="float" office:value="4.17074" calcext:value-type="float">
            <text:p>4.17074</text:p>
          </table:table-cell>
        </table:table-row>
        <table:table-row table:style-name="ro1">
          <table:table-cell office:value-type="float" office:value="1.37341" calcext:value-type="float">
            <text:p>1.37341</text:p>
          </table:table-cell>
          <table:table-cell office:value-type="float" office:value="4.855" calcext:value-type="float">
            <text:p>4.855</text:p>
          </table:table-cell>
          <table:table-cell office:value-type="float" office:value="4.98534" calcext:value-type="float">
            <text:p>4.98534</text:p>
          </table:table-cell>
          <table:table-cell office:value-type="float" office:value="5.05051" calcext:value-type="float">
            <text:p>5.05051</text:p>
          </table:table-cell>
          <table:table-cell office:value-type="float" office:value="5.17074" calcext:value-type="float">
            <text:p>5.17074</text:p>
          </table:table-cell>
        </table:table-row>
        <table:table-row table:style-name="ro1">
          <table:table-cell office:value-type="float" office:value="1.4174" calcext:value-type="float">
            <text:p>1.4174</text:p>
          </table:table-cell>
          <table:table-cell office:value-type="float" office:value="5.93027" calcext:value-type="float">
            <text:p>5.93027</text:p>
          </table:table-cell>
          <table:table-cell office:value-type="float" office:value="6.09319" calcext:value-type="float">
            <text:p>6.09319</text:p>
          </table:table-cell>
          <table:table-cell office:value-type="float" office:value="6.19094" calcext:value-type="float">
            <text:p>6.19094</text:p>
          </table:table-cell>
          <table:table-cell office:value-type="float" office:value="6.17074" calcext:value-type="float">
            <text:p>6.17074</text:p>
          </table:table-cell>
        </table:table-row>
        <table:table-row table:style-name="ro1">
          <table:table-cell office:value-type="float" office:value="1.46139" calcext:value-type="float">
            <text:p>1.46139</text:p>
          </table:table-cell>
          <table:table-cell office:value-type="float" office:value="7.23363" calcext:value-type="float">
            <text:p>7.23363</text:p>
          </table:table-cell>
          <table:table-cell office:value-type="float" office:value="7.39655" calcext:value-type="float">
            <text:p>7.39655</text:p>
          </table:table-cell>
          <table:table-cell office:value-type="float" office:value="7.42913" calcext:value-type="float">
            <text:p>7.42913</text:p>
          </table:table-cell>
          <table:table-cell office:value-type="float" office:value="7.17074" calcext:value-type="float">
            <text:p>7.17074</text:p>
          </table:table-cell>
        </table:table-row>
        <table:table-row table:style-name="ro1">
          <table:table-cell office:value-type="float" office:value="1.50538" calcext:value-type="float">
            <text:p>1.50538</text:p>
          </table:table-cell>
          <table:table-cell office:value-type="float" office:value="8.47181" calcext:value-type="float">
            <text:p>8.47181</text:p>
          </table:table-cell>
          <table:table-cell office:value-type="float" office:value="8.73249" calcext:value-type="float">
            <text:p>8.73249</text:p>
          </table:table-cell>
          <table:table-cell office:value-type="float" office:value="8.92799" calcext:value-type="float">
            <text:p>8.92799</text:p>
          </table:table-cell>
          <table:table-cell office:value-type="float" office:value="8.99316" calcext:value-type="float">
            <text:p>8.99316</text:p>
          </table:table-cell>
        </table:table-row>
        <table:table-row table:style-name="ro1">
          <table:table-cell office:value-type="float" office:value="1.55425" calcext:value-type="float">
            <text:p>1.55425</text:p>
          </table:table-cell>
          <table:table-cell office:value-type="float" office:value="9.38416" calcext:value-type="float">
            <text:p>9.38416</text:p>
          </table:table-cell>
          <table:table-cell office:value-type="float" office:value="10.3943" calcext:value-type="float">
            <text:p>10.3943</text:p>
          </table:table-cell>
          <table:table-cell office:value-type="float" office:value="10.492" calcext:value-type="float">
            <text:p>10.492</text:p>
          </table:table-cell>
          <table:table-cell office:value-type="float" office:value="10.6224" calcext:value-type="float">
            <text:p>10.6224</text:p>
          </table:table-cell>
        </table:table-row>
        <table:table-row table:style-name="ro1">
          <table:table-cell office:value-type="float" office:value="1.59824" calcext:value-type="float">
            <text:p>1.59824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 office:value-type="float" office:value="1.64223" calcext:value-type="float">
            <text:p>1.64223</text:p>
          </table:table-cell>
          <table:table-cell office:value-type="float" office:value="10.4268" calcext:value-type="float">
            <text:p>10.4268</text:p>
          </table:table-cell>
          <table:table-cell office:value-type="float" office:value="13.6852" calcext:value-type="float">
            <text:p>13.6852</text:p>
          </table:table-cell>
          <table:table-cell office:value-type="float" office:value="14.2066" calcext:value-type="float">
            <text:p>14.2066</text:p>
          </table:table-cell>
          <table:table-cell office:value-type="float" office:value="14.2717" calcext:value-type="float">
            <text:p>14.2717</text:p>
          </table:table-cell>
        </table:table-row>
        <table:table-row table:style-name="ro1">
          <table:table-cell office:value-type="float" office:value="1.68622" calcext:value-type="float">
            <text:p>1.68622</text:p>
          </table:table-cell>
          <table:table-cell office:value-type="float" office:value="10.7527" calcext:value-type="float">
            <text:p>10.7527</text:p>
          </table:table-cell>
          <table:table-cell office:value-type="float" office:value="14.9234" calcext:value-type="float">
            <text:p>14.9234</text:p>
          </table:table-cell>
          <table:table-cell office:value-type="float" office:value="16.1616" calcext:value-type="float">
            <text:p>16.1616</text:p>
          </table:table-cell>
          <table:table-cell office:value-type="float" office:value="16.3245" calcext:value-type="float">
            <text:p>16.3245</text:p>
          </table:table-cell>
        </table:table-row>
        <table:table-row table:style-name="ro1">
          <table:table-cell office:value-type="float" office:value="1.73021" calcext:value-type="float">
            <text:p>1.73021</text:p>
          </table:table-cell>
          <table:table-cell office:value-type="float" office:value="10.9808" calcext:value-type="float">
            <text:p>10.9808</text:p>
          </table:table-cell>
          <table:table-cell office:value-type="float" office:value="15.6403" calcext:value-type="float">
            <text:p>15.6403</text:p>
          </table:table-cell>
          <table:table-cell office:value-type="float" office:value="18.1492" calcext:value-type="float">
            <text:p>18.1492</text:p>
          </table:table-cell>
          <table:table-cell office:value-type="float" office:value="18.4751" calcext:value-type="float">
            <text:p>18.4751</text:p>
          </table:table-cell>
        </table:table-row>
        <table:table-row table:style-name="ro1">
          <table:table-cell office:value-type="float" office:value="1.77419" calcext:value-type="float">
            <text:p>1.77419</text:p>
          </table:table-cell>
          <table:table-cell office:value-type="float" office:value="11.1437" calcext:value-type="float">
            <text:p>11.1437</text:p>
          </table:table-cell>
          <table:table-cell office:value-type="float" office:value="16.1616" calcext:value-type="float">
            <text:p>16.1616</text:p>
          </table:table-cell>
          <table:table-cell office:value-type="float" office:value="19.9088" calcext:value-type="float">
            <text:p>19.9088</text:p>
          </table:table-cell>
          <table:table-cell office:value-type="float" office:value="20.7234" calcext:value-type="float">
            <text:p>20.7234</text:p>
          </table:table-cell>
        </table:table-row>
        <table:table-row table:style-name="ro1">
          <table:table-cell office:value-type="float" office:value="1.81818" calcext:value-type="float">
            <text:p>1.81818</text:p>
          </table:table-cell>
          <table:table-cell office:value-type="float" office:value="11.274" calcext:value-type="float">
            <text:p>11.274</text:p>
          </table:table-cell>
          <table:table-cell office:value-type="float" office:value="16.4875" calcext:value-type="float">
            <text:p>16.4875</text:p>
          </table:table-cell>
          <table:table-cell office:value-type="float" office:value="20.9514" calcext:value-type="float">
            <text:p>20.9514</text:p>
          </table:table-cell>
          <table:table-cell office:value-type="float" office:value="22.9717" calcext:value-type="float">
            <text:p>22.9717</text:p>
          </table:table-cell>
        </table:table-row>
        <table:table-row table:style-name="ro1">
          <table:table-cell office:value-type="float" office:value="1.86706" calcext:value-type="float">
            <text:p>1.86706</text:p>
          </table:table-cell>
          <table:table-cell office:value-type="float" office:value="11.3392" calcext:value-type="float">
            <text:p>11.3392</text:p>
          </table:table-cell>
          <table:table-cell office:value-type="float" office:value="16.7481" calcext:value-type="float">
            <text:p>16.7481</text:p>
          </table:table-cell>
          <table:table-cell office:value-type="float" office:value="21.6357" calcext:value-type="float">
            <text:p>21.6357</text:p>
          </table:table-cell>
          <table:table-cell office:value-type="float" office:value="25.0244" calcext:value-type="float">
            <text:p>25.0244</text:p>
          </table:table-cell>
        </table:table-row>
        <table:table-row table:style-name="ro1">
          <table:table-cell office:value-type="float" office:value="1.90616" calcext:value-type="float">
            <text:p>1.90616</text:p>
          </table:table-cell>
          <table:table-cell office:value-type="float" office:value="11.437" calcext:value-type="float">
            <text:p>11.437</text:p>
          </table:table-cell>
          <table:table-cell office:value-type="float" office:value="16.9436" calcext:value-type="float">
            <text:p>16.9436</text:p>
          </table:table-cell>
          <table:table-cell office:value-type="float" office:value="22.0919" calcext:value-type="float">
            <text:p>22.0919</text:p>
          </table:table-cell>
          <table:table-cell office:value-type="float" office:value="26.3278" calcext:value-type="float">
            <text:p>26.3278</text:p>
          </table:table-cell>
        </table:table-row>
        <table:table-row table:style-name="ro1">
          <table:table-cell office:value-type="float" office:value="1.95503" calcext:value-type="float">
            <text:p>1.95503</text:p>
          </table:table-cell>
          <table:table-cell office:value-type="float" office:value="11.5021" calcext:value-type="float">
            <text:p>11.5021</text:p>
          </table:table-cell>
          <table:table-cell office:value-type="float" office:value="17.074" calcext:value-type="float">
            <text:p>17.074</text:p>
          </table:table-cell>
          <table:table-cell office:value-type="float" office:value="22.3851" calcext:value-type="float">
            <text:p>22.3851</text:p>
          </table:table-cell>
          <table:table-cell office:value-type="float" office:value="27.1424" calcext:value-type="float">
            <text:p>27.1424</text:p>
          </table:table-cell>
        </table:table-row>
        <table:table-row table:style-name="ro1">
          <table:table-cell office:value-type="float" office:value="1.99902" calcext:value-type="float">
            <text:p>1.99902</text:p>
          </table:table-cell>
          <table:table-cell office:value-type="float" office:value="11.5673" calcext:value-type="float">
            <text:p>11.5673</text:p>
          </table:table-cell>
          <table:table-cell office:value-type="float" office:value="17.1717" calcext:value-type="float">
            <text:p>17.1717</text:p>
          </table:table-cell>
          <table:table-cell office:value-type="float" office:value="22.6458" calcext:value-type="float">
            <text:p>22.6458</text:p>
          </table:table-cell>
          <table:table-cell office:value-type="float" office:value="27.6963" calcext:value-type="float">
            <text:p>27.6963</text:p>
          </table:table-cell>
        </table:table-row>
        <table:table-row table:style-name="ro1">
          <table:table-cell office:value-type="float" office:value="2.04301" calcext:value-type="float">
            <text:p>2.04301</text:p>
          </table:table-cell>
          <table:table-cell office:value-type="float" office:value="11.5999" calcext:value-type="float">
            <text:p>11.5999</text:p>
          </table:table-cell>
          <table:table-cell office:value-type="float" office:value="17.3021" calcext:value-type="float">
            <text:p>17.3021</text:p>
          </table:table-cell>
          <table:table-cell office:value-type="float" office:value="22.8087" calcext:value-type="float">
            <text:p>22.8087</text:p>
          </table:table-cell>
          <table:table-cell office:value-type="float" office:value="28.0873" calcext:value-type="float">
            <text:p>28.0873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11.6325" calcext:value-type="float">
            <text:p>11.6325</text:p>
          </table:table-cell>
          <table:table-cell office:value-type="float" office:value="17.3672" calcext:value-type="float">
            <text:p>17.3672</text:p>
          </table:table-cell>
          <table:table-cell office:value-type="float" office:value="22.9717" calcext:value-type="float">
            <text:p>22.9717</text:p>
          </table:table-cell>
          <table:table-cell office:value-type="float" office:value="28.348" calcext:value-type="float">
            <text:p>28.348</text:p>
          </table:table-cell>
        </table:table-row>
        <table:table-row table:style-name="ro1">
          <table:table-cell office:value-type="float" office:value="2.13099" calcext:value-type="float">
            <text:p>2.13099</text:p>
          </table:table-cell>
          <table:table-cell office:value-type="float" office:value="11.6976" calcext:value-type="float">
            <text:p>11.6976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23.0694" calcext:value-type="float">
            <text:p>23.0694</text:p>
          </table:table-cell>
          <table:table-cell office:value-type="float" office:value="28.5761" calcext:value-type="float">
            <text:p>28.5761</text:p>
          </table:table-cell>
        </table:table-row>
        <table:table-row table:style-name="ro1">
          <table:table-cell office:value-type="float" office:value="2.17498" calcext:value-type="float">
            <text:p>2.17498</text:p>
          </table:table-cell>
          <table:table-cell office:value-type="float" office:value="11.7302" calcext:value-type="float">
            <text:p>11.7302</text:p>
          </table:table-cell>
          <table:table-cell office:value-type="float" office:value="17.4976" calcext:value-type="float">
            <text:p>17.4976</text:p>
          </table:table-cell>
          <table:table-cell office:value-type="float" office:value="23.1997" calcext:value-type="float">
            <text:p>23.1997</text:p>
          </table:table-cell>
          <table:table-cell office:value-type="float" office:value="28.739" calcext:value-type="float">
            <text:p>28.739</text:p>
          </table:table-cell>
        </table:table-row>
        <table:table-row table:style-name="ro1">
          <table:table-cell office:value-type="float" office:value="2.22385" calcext:value-type="float">
            <text:p>2.22385</text:p>
          </table:table-cell>
          <table:table-cell office:value-type="float" office:value="11.7628" calcext:value-type="float">
            <text:p>11.7628</text:p>
          </table:table-cell>
          <table:table-cell office:value-type="float" office:value="17.5627" calcext:value-type="float">
            <text:p>17.5627</text:p>
          </table:table-cell>
          <table:table-cell office:value-type="float" office:value="23.2975" calcext:value-type="float">
            <text:p>23.2975</text:p>
          </table:table-cell>
          <table:table-cell office:value-type="float" office:value="28.8693" calcext:value-type="float">
            <text:p>28.8693</text:p>
          </table:table-cell>
        </table:table-row>
        <table:table-row table:style-name="ro1">
          <table:table-cell office:value-type="float" office:value="2.26784" calcext:value-type="float">
            <text:p>2.26784</text:p>
          </table:table-cell>
          <table:table-cell office:value-type="float" office:value="11.7954" calcext:value-type="float">
            <text:p>11.7954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23.3627" calcext:value-type="float">
            <text:p>23.3627</text:p>
          </table:table-cell>
          <table:table-cell office:value-type="float" office:value="28.9997" calcext:value-type="float">
            <text:p>28.9997</text:p>
          </table:table-cell>
        </table:table-row>
        <table:table-row table:style-name="ro1">
          <table:table-cell office:value-type="float" office:value="2.31183" calcext:value-type="float">
            <text:p>2.31183</text:p>
          </table:table-cell>
          <table:table-cell office:value-type="float" office:value="11.7954" calcext:value-type="float">
            <text:p>11.7954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23.4604" calcext:value-type="float">
            <text:p>23.4604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float" office:value="2.35582" calcext:value-type="float">
            <text:p>2.35582</text:p>
          </table:table-cell>
          <table:table-cell office:value-type="float" office:value="11.828" calcext:value-type="float">
            <text:p>11.828</text:p>
          </table:table-cell>
          <table:table-cell office:value-type="float" office:value="17.6931" calcext:value-type="float">
            <text:p>17.6931</text:p>
          </table:table-cell>
          <table:table-cell office:value-type="float" office:value="23.493" calcext:value-type="float">
            <text:p>23.493</text:p>
          </table:table-cell>
          <table:table-cell office:value-type="float" office:value="29.2278" calcext:value-type="float">
            <text:p>29.2278</text:p>
          </table:table-cell>
        </table:table-row>
        <table:table-row table:style-name="ro1">
          <table:table-cell office:value-type="float" office:value="2.3998" calcext:value-type="float">
            <text:p>2.3998</text:p>
          </table:table-cell>
          <table:table-cell office:value-type="float" office:value="11.8605" calcext:value-type="float">
            <text:p>11.8605</text:p>
          </table:table-cell>
          <table:table-cell office:value-type="float" office:value="17.7256" calcext:value-type="float">
            <text:p>17.7256</text:p>
          </table:table-cell>
          <table:table-cell office:value-type="float" office:value="23.5907" calcext:value-type="float">
            <text:p>23.5907</text:p>
          </table:table-cell>
          <table:table-cell office:value-type="float" office:value="29.3255" calcext:value-type="float">
            <text:p>29.3255</text:p>
          </table:table-cell>
        </table:table-row>
        <table:table-row table:style-name="ro1">
          <table:table-cell office:value-type="float" office:value="2.44379" calcext:value-type="float">
            <text:p>2.44379</text:p>
          </table:table-cell>
          <table:table-cell office:value-type="float" office:value="11.8931" calcext:value-type="float">
            <text:p>11.8931</text:p>
          </table:table-cell>
          <table:table-cell office:value-type="float" office:value="17.7908" calcext:value-type="float">
            <text:p>17.7908</text:p>
          </table:table-cell>
          <table:table-cell office:value-type="float" office:value="23.6233" calcext:value-type="float">
            <text:p>23.6233</text:p>
          </table:table-cell>
          <table:table-cell office:value-type="float" office:value="29.3907" calcext:value-type="float">
            <text:p>29.3907</text:p>
          </table:table-cell>
        </table:table-row>
        <table:table-row table:style-name="ro1">
          <table:table-cell office:value-type="float" office:value="2.48778" calcext:value-type="float">
            <text:p>2.48778</text:p>
          </table:table-cell>
          <table:table-cell office:value-type="float" office:value="11.8931" calcext:value-type="float">
            <text:p>11.8931</text:p>
          </table:table-cell>
          <table:table-cell office:value-type="float" office:value="17.7908" calcext:value-type="float">
            <text:p>17.7908</text:p>
          </table:table-cell>
          <table:table-cell office:value-type="float" office:value="23.6559" calcext:value-type="float">
            <text:p>23.6559</text:p>
          </table:table-cell>
          <table:table-cell office:value-type="float" office:value="29.4558" calcext:value-type="float">
            <text:p>29.4558</text:p>
          </table:table-cell>
        </table:table-row>
        <table:table-row table:style-name="ro1">
          <table:table-cell office:value-type="float" office:value="2.53666" calcext:value-type="float">
            <text:p>2.53666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17.856" calcext:value-type="float">
            <text:p>17.856</text:p>
          </table:table-cell>
          <table:table-cell office:value-type="float" office:value="23.7211" calcext:value-type="float">
            <text:p>23.7211</text:p>
          </table:table-cell>
          <table:table-cell office:value-type="float" office:value="29.521" calcext:value-type="float">
            <text:p>29.521</text:p>
          </table:table-cell>
        </table:table-row>
        <table:table-row table:style-name="ro1">
          <table:table-cell office:value-type="float" office:value="2.58065" calcext:value-type="float">
            <text:p>2.58065</text:p>
          </table:table-cell>
          <table:table-cell office:value-type="float" office:value="11.9583" calcext:value-type="float">
            <text:p>11.9583</text:p>
          </table:table-cell>
          <table:table-cell office:value-type="float" office:value="17.8886" calcext:value-type="float">
            <text:p>17.8886</text:p>
          </table:table-cell>
          <table:table-cell office:value-type="float" office:value="23.7537" calcext:value-type="float">
            <text:p>23.7537</text:p>
          </table:table-cell>
          <table:table-cell office:value-type="float" office:value="29.5862" calcext:value-type="float">
            <text:p>29.5862</text:p>
          </table:table-cell>
        </table:table-row>
        <table:table-row table:style-name="ro1">
          <table:table-cell office:value-type="float" office:value="2.62463" calcext:value-type="float">
            <text:p>2.62463</text:p>
          </table:table-cell>
          <table:table-cell office:value-type="float" office:value="11.9583" calcext:value-type="float">
            <text:p>11.9583</text:p>
          </table:table-cell>
          <table:table-cell office:value-type="float" office:value="17.8886" calcext:value-type="float">
            <text:p>17.8886</text:p>
          </table:table-cell>
          <table:table-cell office:value-type="float" office:value="23.7862" calcext:value-type="float">
            <text:p>23.7862</text:p>
          </table:table-cell>
          <table:table-cell office:value-type="float" office:value="29.6188" calcext:value-type="float">
            <text:p>29.6188</text:p>
          </table:table-cell>
        </table:table-row>
        <table:table-row table:style-name="ro1">
          <table:table-cell office:value-type="float" office:value="2.66862" calcext:value-type="float">
            <text:p>2.66862</text:p>
          </table:table-cell>
          <table:table-cell office:value-type="float" office:value="11.9909" calcext:value-type="float">
            <text:p>11.9909</text:p>
          </table:table-cell>
          <table:table-cell office:value-type="float" office:value="17.9211" calcext:value-type="float">
            <text:p>17.9211</text:p>
          </table:table-cell>
          <table:table-cell office:value-type="float" office:value="23.8188" calcext:value-type="float">
            <text:p>23.8188</text:p>
          </table:table-cell>
          <table:table-cell office:value-type="float" office:value="29.7165" calcext:value-type="float">
            <text:p>29.7165</text:p>
          </table:table-cell>
        </table:table-row>
        <table:table-row table:style-name="ro1">
          <table:table-cell office:value-type="float" office:value="2.71261" calcext:value-type="float">
            <text:p>2.71261</text:p>
          </table:table-cell>
          <table:table-cell office:value-type="float" office:value="11.9909" calcext:value-type="float">
            <text:p>11.9909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23.884" calcext:value-type="float">
            <text:p>23.884</text:p>
          </table:table-cell>
          <table:table-cell office:value-type="float" office:value="29.7491" calcext:value-type="float">
            <text:p>29.7491</text:p>
          </table:table-cell>
        </table:table-row>
        <table:table-row table:style-name="ro1">
          <table:table-cell office:value-type="float" office:value="2.7566" calcext:value-type="float">
            <text:p>2.7566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23.9166" calcext:value-type="float">
            <text:p>23.9166</text:p>
          </table:table-cell>
          <table:table-cell office:value-type="float" office:value="29.7817" calcext:value-type="float">
            <text:p>29.7817</text:p>
          </table:table-cell>
        </table:table-row>
        <table:table-row table:style-name="ro1">
          <table:table-cell office:value-type="float" office:value="2.80547" calcext:value-type="float">
            <text:p>2.80547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17.9863" calcext:value-type="float">
            <text:p>17.9863</text:p>
          </table:table-cell>
          <table:table-cell office:value-type="float" office:value="23.9492" calcext:value-type="float">
            <text:p>23.9492</text:p>
          </table:table-cell>
          <table:table-cell office:value-type="float" office:value="29.8143" calcext:value-type="float">
            <text:p>29.8143</text:p>
          </table:table-cell>
        </table:table-row>
        <table:table-row table:style-name="ro1">
          <table:table-cell office:value-type="float" office:value="2.84946" calcext:value-type="float">
            <text:p>2.84946</text:p>
          </table:table-cell>
          <table:table-cell office:value-type="float" office:value="12.0235" calcext:value-type="float">
            <text:p>12.0235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23.9818" calcext:value-type="float">
            <text:p>23.9818</text:p>
          </table:table-cell>
          <table:table-cell office:value-type="float" office:value="29.8469" calcext:value-type="float">
            <text:p>29.8469</text:p>
          </table:table-cell>
        </table:table-row>
        <table:table-row table:style-name="ro1">
          <table:table-cell office:value-type="float" office:value="2.89345" calcext:value-type="float">
            <text:p>2.89345</text:p>
          </table:table-cell>
          <table:table-cell office:value-type="float" office:value="12.056" calcext:value-type="float">
            <text:p>12.056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23.9818" calcext:value-type="float">
            <text:p>23.9818</text:p>
          </table:table-cell>
          <table:table-cell office:value-type="float" office:value="29.912" calcext:value-type="float">
            <text:p>29.912</text:p>
          </table:table-cell>
        </table:table-row>
        <table:table-row table:style-name="ro1">
          <table:table-cell office:value-type="float" office:value="2.93744" calcext:value-type="float">
            <text:p>2.93744</text:p>
          </table:table-cell>
          <table:table-cell office:value-type="float" office:value="12.056" calcext:value-type="float">
            <text:p>12.056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4.0143" calcext:value-type="float">
            <text:p>24.0143</text:p>
          </table:table-cell>
          <table:table-cell office:value-type="float" office:value="29.912" calcext:value-type="float">
            <text:p>29.912</text:p>
          </table:table-cell>
        </table:table-row>
        <table:table-row table:style-name="ro1">
          <table:table-cell office:value-type="float" office:value="2.98143" calcext:value-type="float">
            <text:p>2.98143</text:p>
          </table:table-cell>
          <table:table-cell office:value-type="float" office:value="12.056" calcext:value-type="float">
            <text:p>12.056</text:p>
          </table:table-cell>
          <table:table-cell office:value-type="float" office:value="18.0515" calcext:value-type="float">
            <text:p>18.0515</text:p>
          </table:table-cell>
          <table:table-cell office:value-type="float" office:value="24.0469" calcext:value-type="float">
            <text:p>24.0469</text:p>
          </table:table-cell>
          <table:table-cell office:value-type="float" office:value="29.9772" calcext:value-type="float">
            <text:p>29.9772</text:p>
          </table:table-cell>
        </table:table-row>
        <table:table-row table:style-name="ro1">
          <table:table-cell office:value-type="float" office:value="3.02542" calcext:value-type="float">
            <text:p>3.02542</text:p>
          </table:table-cell>
          <table:table-cell office:value-type="float" office:value="12.0886" calcext:value-type="float">
            <text:p>12.0886</text:p>
          </table:table-cell>
          <table:table-cell office:value-type="float" office:value="18.0841" calcext:value-type="float">
            <text:p>18.0841</text:p>
          </table:table-cell>
          <table:table-cell office:value-type="float" office:value="24.0795" calcext:value-type="float">
            <text:p>24.0795</text:p>
          </table:table-cell>
          <table:table-cell office:value-type="float" office:value="30.0098" calcext:value-type="float">
            <text:p>30.0098</text:p>
          </table:table-cell>
        </table:table-row>
        <table:table-row table:style-name="ro1">
          <table:table-cell office:value-type="float" office:value="3.0694" calcext:value-type="float">
            <text:p>3.0694</text:p>
          </table:table-cell>
          <table:table-cell office:value-type="float" office:value="12.0886" calcext:value-type="float">
            <text:p>12.0886</text:p>
          </table:table-cell>
          <table:table-cell office:value-type="float" office:value="18.1167" calcext:value-type="float">
            <text:p>18.1167</text:p>
          </table:table-cell>
          <table:table-cell office:value-type="float" office:value="24.1121" calcext:value-type="float">
            <text:p>24.1121</text:p>
          </table:table-cell>
          <table:table-cell office:value-type="float" office:value="30.0424" calcext:value-type="float">
            <text:p>30.0424</text:p>
          </table:table-cell>
        </table:table-row>
        <table:table-row table:style-name="ro1">
          <table:table-cell office:value-type="float" office:value="3.11339" calcext:value-type="float">
            <text:p>3.11339</text:p>
          </table:table-cell>
          <table:table-cell office:value-type="float" office:value="12.0886" calcext:value-type="float">
            <text:p>12.0886</text:p>
          </table:table-cell>
          <table:table-cell office:value-type="float" office:value="18.1167" calcext:value-type="float">
            <text:p>18.1167</text:p>
          </table:table-cell>
          <table:table-cell office:value-type="float" office:value="24.1121" calcext:value-type="float">
            <text:p>24.1121</text:p>
          </table:table-cell>
          <table:table-cell office:value-type="float" office:value="30.0749" calcext:value-type="float">
            <text:p>30.0749</text:p>
          </table:table-cell>
        </table:table-row>
        <table:table-row table:style-name="ro1">
          <table:table-cell office:value-type="float" office:value="3.15738" calcext:value-type="float">
            <text:p>3.15738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8.1167" calcext:value-type="float">
            <text:p>18.1167</text:p>
          </table:table-cell>
          <table:table-cell office:value-type="float" office:value="24.1121" calcext:value-type="float">
            <text:p>24.1121</text:p>
          </table:table-cell>
          <table:table-cell office:value-type="float" office:value="30.1075" calcext:value-type="float">
            <text:p>30.1075</text:p>
          </table:table-cell>
        </table:table-row>
        <table:table-row table:style-name="ro1">
          <table:table-cell office:value-type="float" office:value="3.20626" calcext:value-type="float">
            <text:p>3.20626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8.1492" calcext:value-type="float">
            <text:p>18.1492</text:p>
          </table:table-cell>
          <table:table-cell office:value-type="float" office:value="24.1447" calcext:value-type="float">
            <text:p>24.1447</text:p>
          </table:table-cell>
          <table:table-cell office:value-type="float" office:value="30.1401" calcext:value-type="float">
            <text:p>30.1401</text:p>
          </table:table-cell>
        </table:table-row>
        <table:table-row table:style-name="ro1">
          <table:table-cell office:value-type="float" office:value="3.24536" calcext:value-type="float">
            <text:p>3.24536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24.1773" calcext:value-type="float">
            <text:p>24.1773</text:p>
          </table:table-cell>
          <table:table-cell office:value-type="float" office:value="30.1401" calcext:value-type="float">
            <text:p>30.1401</text:p>
          </table:table-cell>
        </table:table-row>
        <table:table-row table:style-name="ro1">
          <table:table-cell office:value-type="float" office:value="3.29423" calcext:value-type="float">
            <text:p>3.29423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24.1773" calcext:value-type="float">
            <text:p>24.1773</text:p>
          </table:table-cell>
          <table:table-cell office:value-type="float" office:value="30.1727" calcext:value-type="float">
            <text:p>30.1727</text:p>
          </table:table-cell>
        </table:table-row>
        <table:table-row table:style-name="ro1">
          <table:table-cell office:value-type="float" office:value="3.33822" calcext:value-type="float">
            <text:p>3.33822</text:p>
          </table:table-cell>
          <table:table-cell office:value-type="float" office:value="12.1212" calcext:value-type="float">
            <text:p>12.1212</text:p>
          </table:table-cell>
          <table:table-cell office:value-type="float" office:value="18.1818" calcext:value-type="float">
            <text:p>18.1818</text:p>
          </table:table-cell>
          <table:table-cell office:value-type="float" office:value="24.2098" calcext:value-type="float">
            <text:p>24.2098</text:p>
          </table:table-cell>
          <table:table-cell office:value-type="float" office:value="30.2053" calcext:value-type="float">
            <text:p>30.2053</text:p>
          </table:table-cell>
        </table:table-row>
        <table:table-row table:style-name="ro1">
          <table:table-cell office:value-type="float" office:value="3.38221" calcext:value-type="float">
            <text:p>3.38221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8.2144" calcext:value-type="float">
            <text:p>18.2144</text:p>
          </table:table-cell>
          <table:table-cell office:value-type="float" office:value="24.2424" calcext:value-type="float">
            <text:p>24.2424</text:p>
          </table:table-cell>
          <table:table-cell office:value-type="float" office:value="30.2053" calcext:value-type="float">
            <text:p>30.2053</text:p>
          </table:table-cell>
        </table:table-row>
        <table:table-row table:style-name="ro1">
          <table:table-cell office:value-type="float" office:value="3.4262" calcext:value-type="float">
            <text:p>3.4262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8.2144" calcext:value-type="float">
            <text:p>18.2144</text:p>
          </table:table-cell>
          <table:table-cell office:value-type="float" office:value="24.275" calcext:value-type="float">
            <text:p>24.275</text:p>
          </table:table-cell>
          <table:table-cell office:value-type="float" office:value="30.2379" calcext:value-type="float">
            <text:p>30.2379</text:p>
          </table:table-cell>
        </table:table-row>
        <table:table-row table:style-name="ro1">
          <table:table-cell office:value-type="float" office:value="3.47019" calcext:value-type="float">
            <text:p>3.47019</text:p>
          </table:table-cell>
          <table:table-cell office:value-type="float" office:value="12.1538" calcext:value-type="float">
            <text:p>12.1538</text:p>
          </table:table-cell>
          <table:table-cell office:value-type="float" office:value="18.2144" calcext:value-type="float">
            <text:p>18.2144</text:p>
          </table:table-cell>
          <table:table-cell office:value-type="float" office:value="24.275" calcext:value-type="float">
            <text:p>24.275</text:p>
          </table:table-cell>
          <table:table-cell office:value-type="float" office:value="30.2379" calcext:value-type="float">
            <text:p>30.2379</text:p>
          </table:table-cell>
        </table:table-row>
        <table:table-row table:style-name="ro1">
          <table:table-cell office:value-type="float" office:value="3.51417" calcext:value-type="float">
            <text:p>3.51417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18.247" calcext:value-type="float">
            <text:p>18.247</text:p>
          </table:table-cell>
          <table:table-cell office:value-type="float" office:value="24.275" calcext:value-type="float">
            <text:p>24.275</text:p>
          </table:table-cell>
          <table:table-cell office:value-type="float" office:value="30.2704" calcext:value-type="float">
            <text:p>30.2704</text:p>
          </table:table-cell>
        </table:table-row>
        <table:table-row table:style-name="ro1">
          <table:table-cell office:value-type="float" office:value="3.55816" calcext:value-type="float">
            <text:p>3.55816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18.247" calcext:value-type="float">
            <text:p>18.247</text:p>
          </table:table-cell>
          <table:table-cell office:value-type="float" office:value="24.275" calcext:value-type="float">
            <text:p>24.275</text:p>
          </table:table-cell>
          <table:table-cell office:value-type="float" office:value="30.303" calcext:value-type="float">
            <text:p>30.303</text:p>
          </table:table-cell>
        </table:table-row>
        <table:table-row table:style-name="ro1">
          <table:table-cell office:value-type="float" office:value="3.60215" calcext:value-type="float">
            <text:p>3.60215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18.247" calcext:value-type="float">
            <text:p>18.247</text:p>
          </table:table-cell>
          <table:table-cell office:value-type="float" office:value="24.3076" calcext:value-type="float">
            <text:p>24.3076</text:p>
          </table:table-cell>
          <table:table-cell office:value-type="float" office:value="30.3356" calcext:value-type="float">
            <text:p>30.3356</text:p>
          </table:table-cell>
        </table:table-row>
        <table:table-row table:style-name="ro1">
          <table:table-cell office:value-type="float" office:value="3.64614" calcext:value-type="float">
            <text:p>3.64614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18.247" calcext:value-type="float">
            <text:p>18.247</text:p>
          </table:table-cell>
          <table:table-cell office:value-type="float" office:value="24.3402" calcext:value-type="float">
            <text:p>24.3402</text:p>
          </table:table-cell>
          <table:table-cell office:value-type="float" office:value="30.3356" calcext:value-type="float">
            <text:p>30.3356</text:p>
          </table:table-cell>
        </table:table-row>
        <table:table-row table:style-name="ro1">
          <table:table-cell office:value-type="float" office:value="3.69013" calcext:value-type="float">
            <text:p>3.69013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2796" calcext:value-type="float">
            <text:p>18.2796</text:p>
          </table:table-cell>
          <table:table-cell office:value-type="float" office:value="24.3402" calcext:value-type="float">
            <text:p>24.3402</text:p>
          </table:table-cell>
          <table:table-cell office:value-type="float" office:value="30.3682" calcext:value-type="float">
            <text:p>30.3682</text:p>
          </table:table-cell>
        </table:table-row>
        <table:table-row table:style-name="ro1">
          <table:table-cell office:value-type="float" office:value="3.739" calcext:value-type="float">
            <text:p>3.739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2796" calcext:value-type="float">
            <text:p>18.2796</text:p>
          </table:table-cell>
          <table:table-cell office:value-type="float" office:value="24.3402" calcext:value-type="float">
            <text:p>24.3402</text:p>
          </table:table-cell>
          <table:table-cell office:value-type="float" office:value="30.3682" calcext:value-type="float">
            <text:p>30.3682</text:p>
          </table:table-cell>
        </table:table-row>
        <table:table-row table:style-name="ro1">
          <table:table-cell office:value-type="float" office:value="3.78299" calcext:value-type="float">
            <text:p>3.78299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2796" calcext:value-type="float">
            <text:p>18.2796</text:p>
          </table:table-cell>
          <table:table-cell office:value-type="float" office:value="24.3728" calcext:value-type="float">
            <text:p>24.3728</text:p>
          </table:table-cell>
          <table:table-cell office:value-type="float" office:value="30.4008" calcext:value-type="float">
            <text:p>30.4008</text:p>
          </table:table-cell>
        </table:table-row>
        <table:table-row table:style-name="ro1">
          <table:table-cell office:value-type="float" office:value="3.82698" calcext:value-type="float">
            <text:p>3.82698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24.3728" calcext:value-type="float">
            <text:p>24.3728</text:p>
          </table:table-cell>
          <table:table-cell office:value-type="float" office:value="30.4008" calcext:value-type="float">
            <text:p>30.4008</text:p>
          </table:table-cell>
        </table:table-row>
        <table:table-row table:style-name="ro1">
          <table:table-cell office:value-type="float" office:value="3.87097" calcext:value-type="float">
            <text:p>3.87097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24.4053" calcext:value-type="float">
            <text:p>24.4053</text:p>
          </table:table-cell>
          <table:table-cell office:value-type="float" office:value="30.4334" calcext:value-type="float">
            <text:p>30.4334</text:p>
          </table:table-cell>
        </table:table-row>
        <table:table-row table:style-name="ro1">
          <table:table-cell office:value-type="float" office:value="3.91496" calcext:value-type="float">
            <text:p>3.91496</text:p>
          </table:table-cell>
          <table:table-cell office:value-type="float" office:value="12.219" calcext:value-type="float">
            <text:p>12.219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24.4053" calcext:value-type="float">
            <text:p>24.4053</text:p>
          </table:table-cell>
          <table:table-cell office:value-type="float" office:value="30.4334" calcext:value-type="float">
            <text:p>30.4334</text:p>
          </table:table-cell>
        </table:table-row>
        <table:table-row table:style-name="ro1">
          <table:table-cell office:value-type="float" office:value="3.95894" calcext:value-type="float">
            <text:p>3.95894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24.4053" calcext:value-type="float">
            <text:p>24.4053</text:p>
          </table:table-cell>
          <table:table-cell office:value-type="float" office:value="30.4334" calcext:value-type="float">
            <text:p>30.4334</text:p>
          </table:table-cell>
        </table:table-row>
        <table:table-row table:style-name="ro1">
          <table:table-cell office:value-type="float" office:value="4.00293" calcext:value-type="float">
            <text:p>4.00293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24.4379" calcext:value-type="float">
            <text:p>24.4379</text:p>
          </table:table-cell>
          <table:table-cell office:value-type="float" office:value="30.4659" calcext:value-type="float">
            <text:p>30.4659</text:p>
          </table:table-cell>
        </table:table-row>
        <table:table-row table:style-name="ro1">
          <table:table-cell office:value-type="float" office:value="4.04692" calcext:value-type="float">
            <text:p>4.04692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24.4379" calcext:value-type="float">
            <text:p>24.4379</text:p>
          </table:table-cell>
          <table:table-cell office:value-type="float" office:value="30.4659" calcext:value-type="float">
            <text:p>30.4659</text:p>
          </table:table-cell>
        </table:table-row>
        <table:table-row table:style-name="ro1">
          <table:table-cell office:value-type="float" office:value="4.0958" calcext:value-type="float">
            <text:p>4.0958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447" calcext:value-type="float">
            <text:p>18.3447</text:p>
          </table:table-cell>
          <table:table-cell office:value-type="float" office:value="24.4379" calcext:value-type="float">
            <text:p>24.4379</text:p>
          </table:table-cell>
          <table:table-cell office:value-type="float" office:value="30.4985" calcext:value-type="float">
            <text:p>30.4985</text:p>
          </table:table-cell>
        </table:table-row>
        <table:table-row table:style-name="ro1">
          <table:table-cell office:value-type="float" office:value="4.13978" calcext:value-type="float">
            <text:p>4.13978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773" calcext:value-type="float">
            <text:p>18.3773</text:p>
          </table:table-cell>
          <table:table-cell office:value-type="float" office:value="24.4379" calcext:value-type="float">
            <text:p>24.4379</text:p>
          </table:table-cell>
          <table:table-cell office:value-type="float" office:value="30.5311" calcext:value-type="float">
            <text:p>30.5311</text:p>
          </table:table-cell>
        </table:table-row>
        <table:table-row table:style-name="ro1">
          <table:table-cell office:value-type="float" office:value="4.18377" calcext:value-type="float">
            <text:p>4.18377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773" calcext:value-type="float">
            <text:p>18.3773</text:p>
          </table:table-cell>
          <table:table-cell office:value-type="float" office:value="24.4705" calcext:value-type="float">
            <text:p>24.4705</text:p>
          </table:table-cell>
          <table:table-cell office:value-type="float" office:value="30.5311" calcext:value-type="float">
            <text:p>30.5311</text:p>
          </table:table-cell>
        </table:table-row>
        <table:table-row table:style-name="ro1">
          <table:table-cell office:value-type="float" office:value="4.22776" calcext:value-type="float">
            <text:p>4.22776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18.3773" calcext:value-type="float">
            <text:p>18.3773</text:p>
          </table:table-cell>
          <table:table-cell office:value-type="float" office:value="24.4705" calcext:value-type="float">
            <text:p>24.4705</text:p>
          </table:table-cell>
          <table:table-cell office:value-type="float" office:value="30.5311" calcext:value-type="float">
            <text:p>30.5311</text:p>
          </table:table-cell>
        </table:table-row>
        <table:table-row table:style-name="ro1">
          <table:table-cell office:value-type="float" office:value="4.27175" calcext:value-type="float">
            <text:p>4.27175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3773" calcext:value-type="float">
            <text:p>18.3773</text:p>
          </table:table-cell>
          <table:table-cell office:value-type="float" office:value="24.4705" calcext:value-type="float">
            <text:p>24.4705</text:p>
          </table:table-cell>
          <table:table-cell office:value-type="float" office:value="30.5637" calcext:value-type="float">
            <text:p>30.5637</text:p>
          </table:table-cell>
        </table:table-row>
        <table:table-row table:style-name="ro1">
          <table:table-cell office:value-type="float" office:value="4.31574" calcext:value-type="float">
            <text:p>4.31574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24.5031" calcext:value-type="float">
            <text:p>24.5031</text:p>
          </table:table-cell>
          <table:table-cell office:value-type="float" office:value="30.5637" calcext:value-type="float">
            <text:p>30.5637</text:p>
          </table:table-cell>
        </table:table-row>
        <table:table-row table:style-name="ro1">
          <table:table-cell office:value-type="float" office:value="4.35973" calcext:value-type="float">
            <text:p>4.35973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3773" calcext:value-type="float">
            <text:p>18.3773</text:p>
          </table:table-cell>
          <table:table-cell office:value-type="float" office:value="24.5031" calcext:value-type="float">
            <text:p>24.5031</text:p>
          </table:table-cell>
          <table:table-cell office:value-type="float" office:value="30.5963" calcext:value-type="float">
            <text:p>30.5963</text:p>
          </table:table-cell>
        </table:table-row>
        <table:table-row table:style-name="ro1">
          <table:table-cell office:value-type="float" office:value="4.40371" calcext:value-type="float">
            <text:p>4.40371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4099" calcext:value-type="float">
            <text:p>18.4099</text:p>
          </table:table-cell>
          <table:table-cell office:value-type="float" office:value="24.5031" calcext:value-type="float">
            <text:p>24.5031</text:p>
          </table:table-cell>
          <table:table-cell office:value-type="float" office:value="30.5963" calcext:value-type="float">
            <text:p>30.5963</text:p>
          </table:table-cell>
        </table:table-row>
        <table:table-row table:style-name="ro1">
          <table:table-cell office:value-type="float" office:value="4.4477" calcext:value-type="float">
            <text:p>4.4477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4425" calcext:value-type="float">
            <text:p>18.4425</text:p>
          </table:table-cell>
          <table:table-cell office:value-type="float" office:value="24.5357" calcext:value-type="float">
            <text:p>24.5357</text:p>
          </table:table-cell>
          <table:table-cell office:value-type="float" office:value="30.5963" calcext:value-type="float">
            <text:p>30.5963</text:p>
          </table:table-cell>
        </table:table-row>
        <table:table-row table:style-name="ro1">
          <table:table-cell office:value-type="float" office:value="4.49169" calcext:value-type="float">
            <text:p>4.49169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4425" calcext:value-type="float">
            <text:p>18.4425</text:p>
          </table:table-cell>
          <table:table-cell office:value-type="float" office:value="24.5357" calcext:value-type="float">
            <text:p>24.5357</text:p>
          </table:table-cell>
          <table:table-cell office:value-type="float" office:value="30.6289" calcext:value-type="float">
            <text:p>30.6289</text:p>
          </table:table-cell>
        </table:table-row>
        <table:table-row table:style-name="ro1">
          <table:table-cell office:value-type="float" office:value="4.53568" calcext:value-type="float">
            <text:p>4.53568</text:p>
          </table:table-cell>
          <table:table-cell office:value-type="float" office:value="12.2841" calcext:value-type="float">
            <text:p>12.2841</text:p>
          </table:table-cell>
          <table:table-cell office:value-type="float" office:value="18.4425" calcext:value-type="float">
            <text:p>18.4425</text:p>
          </table:table-cell>
          <table:table-cell office:value-type="float" office:value="24.5683" calcext:value-type="float">
            <text:p>24.5683</text:p>
          </table:table-cell>
          <table:table-cell office:value-type="float" office:value="30.6289" calcext:value-type="float">
            <text:p>30.6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15:22:59.582511677</meta:creation-date>
    <dc:date>2022-05-24T15:36:03.879065007</dc:date>
    <meta:editing-duration>PT2M32S</meta:editing-duration>
    <meta:editing-cycles>1</meta:editing-cycles>
    <meta:document-statistic meta:table-count="1" meta:cell-count="5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09cm" svg:height="19.636cm" xlink:href=".." xlink:type="simple" chart:class="chart:scatter" chart:style-name="ch1">
        <chart:legend chart:legend-position="end" svg:x="32.401cm" svg:y="8.772cm" style:legend-expansion="high" chart:style-name="ch2"/>
        <chart:plot-area chart:style-name="ch3" table:cell-range-address="Sheet1.A1:Sheet1.E104" chart:data-source-has-labels="row" svg:x="0.698cm" svg:y="0.392cm" svg:width="31.005cm" svg:height="18.852cm">
          <chartooo:coordinate-region svg:x="1.319cm" svg:y="0.591cm" svg:width="30.29cm" svg:height="18.0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4" chart:label-cell-address="Sheet1.B1:Sheet1.B1" chart:class="chart:scatter">
            <chart:domain table:cell-range-address="Sheet1.A2:Sheet1.A104"/>
            <chart:data-point chart:repeated="103"/>
          </chart:series>
          <chart:series chart:style-name="ch7" chart:values-cell-range-address="Sheet1.C2:Sheet1.C104" chart:label-cell-address="Sheet1.C1:Sheet1.C1" chart:class="chart:scatter">
            <chart:data-point chart:repeated="103"/>
          </chart:series>
          <chart:series chart:style-name="ch8" chart:values-cell-range-address="Sheet1.D2:Sheet1.D104" chart:label-cell-address="Sheet1.D1:Sheet1.D1" chart:class="chart:scatter">
            <chart:data-point chart:repeated="103"/>
          </chart:series>
          <chart:series chart:style-name="ch9" chart:values-cell-range-address="Sheet1.E2:Sheet1.E104" chart:label-cell-address="Sheet1.E1:Sheet1.E1" chart:class="chart:scatter">
            <chart:data-point chart:repeated="1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(2V)</text:p>
                <draw:g>
                  <svg:desc>Sheet1.B1:Sheet1.B1</svg:desc>
                </draw:g>
              </table:table-cell>
              <table:table-cell office:value-type="string">
                <text:p>I_D(3V)</text:p>
                <draw:g>
                  <svg:desc>Sheet1.C1:Sheet1.C1</svg:desc>
                </draw:g>
              </table:table-cell>
              <table:table-cell office:value-type="string">
                <text:p>I_D(4V)</text:p>
                <draw:g>
                  <svg:desc>Sheet1.D1:Sheet1.D1</svg:desc>
                </draw:g>
              </table:table-cell>
              <table:table-cell office:value-type="string">
                <text:p>I_D(5V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4</svg:desc>
                </draw:g>
              </table:table-cell>
              <table:table-cell office:value-type="float" office:value="0.228087">
                <text:p>0.228087</text:p>
                <draw:g>
                  <svg:desc>Sheet1.B2:Sheet1.B104</svg:desc>
                </draw:g>
              </table:table-cell>
              <table:table-cell office:value-type="float" office:value="0.325839">
                <text:p>0.325839</text:p>
                <draw:g>
                  <svg:desc>Sheet1.C2:Sheet1.C104</svg:desc>
                </draw:g>
              </table:table-cell>
              <table:table-cell office:value-type="float" office:value="0.423591">
                <text:p>0.423591</text:p>
                <draw:g>
                  <svg:desc>Sheet1.D2:Sheet1.D104</svg:desc>
                </draw:g>
              </table:table-cell>
              <table:table-cell office:value-type="float" office:value="0.488759">
                <text:p>0.488759</text:p>
                <draw:g>
                  <svg:desc>Sheet1.E2:Sheet1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1007">
                <text:p>0.0391007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089">
                <text:p>0.083089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077">
                <text:p>0.127077</text:p>
              </table:table-cell>
              <table:table-cell office:value-type="float" office:value="0.195503">
                <text:p>0.195503</text:p>
              </table:table-cell>
              <table:table-cell office:value-type="float" office:value="0.293255">
                <text:p>0.293255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1065">
                <text:p>0.171065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5054">
                <text:p>0.215054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9042">
                <text:p>0.259042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303">
                <text:p>0.30303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019">
                <text:p>0.347019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1007">
                <text:p>0.391007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4995">
                <text:p>0.434995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3871">
                <text:p>0.483871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7859">
                <text:p>0.527859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1848">
                <text:p>0.571848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5836">
                <text:p>0.615836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9824">
                <text:p>0.659824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3812">
                <text:p>0.703812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2688">
                <text:p>0.752688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391007">
                <text:p>0.3910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789">
                <text:p>0.791789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0665">
                <text:p>0.840665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653">
                <text:p>0.884653</text:p>
              </table:table-cell>
              <table:table-cell office:value-type="float" office:value="0.228087">
                <text:p>0.228087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521342">
                <text:p>0.521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8641">
                <text:p>0.928641</text:p>
              </table:table-cell>
              <table:table-cell office:value-type="float" office:value="0.260671">
                <text:p>0.260671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  <table:table-cell office:value-type="float" office:value="0.521342">
                <text:p>0.521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263">
                <text:p>0.9726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  <table:table-cell office:value-type="float" office:value="0.521342">
                <text:p>0.521342</text:p>
              </table:table-cell>
              <table:table-cell office:value-type="float" office:value="0.58651">
                <text:p>0.58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662">
                <text:p>1.01662</text:p>
              </table:table-cell>
              <table:table-cell office:value-type="float" office:value="0.456175">
                <text:p>0.456175</text:p>
              </table:table-cell>
              <table:table-cell office:value-type="float" office:value="0.553926">
                <text:p>0.553926</text:p>
              </table:table-cell>
              <table:table-cell office:value-type="float" office:value="0.619094">
                <text:p>0.619094</text:p>
              </table:table-cell>
              <table:table-cell office:value-type="float" office:value="0.716846">
                <text:p>0.716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061">
                <text:p>1.06061</text:p>
              </table:table-cell>
              <table:table-cell office:value-type="float" office:value="0.619094">
                <text:p>0.619094</text:p>
              </table:table-cell>
              <table:table-cell office:value-type="float" office:value="0.716846">
                <text:p>0.716846</text:p>
              </table:table-cell>
              <table:table-cell office:value-type="float" office:value="0.814598">
                <text:p>0.814598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0459">
                <text:p>1.10459</text:p>
              </table:table-cell>
              <table:table-cell office:value-type="float" office:value="0.912349">
                <text:p>0.912349</text:p>
              </table:table-cell>
              <table:table-cell office:value-type="float" office:value="0.977517">
                <text:p>0.977517</text:p>
              </table:table-cell>
              <table:table-cell office:value-type="float" office:value="1.07527">
                <text:p>1.07527</text:p>
              </table:table-cell>
              <table:table-cell office:value-type="float" office:value="1.14044">
                <text:p>1.14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5347">
                <text:p>1.15347</text:p>
              </table:table-cell>
              <table:table-cell office:value-type="float" office:value="1.27077">
                <text:p>1.27077</text:p>
              </table:table-cell>
              <table:table-cell office:value-type="float" office:value="1.33594">
                <text:p>1.33594</text:p>
              </table:table-cell>
              <table:table-cell office:value-type="float" office:value="1.43369">
                <text:p>1.43369</text:p>
              </table:table-cell>
              <table:table-cell office:value-type="float" office:value="1.49886">
                <text:p>1.49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9746">
                <text:p>1.19746</text:p>
              </table:table-cell>
              <table:table-cell office:value-type="float" office:value="1.69436">
                <text:p>1.69436</text:p>
              </table:table-cell>
              <table:table-cell office:value-type="float" office:value="1.8247">
                <text:p>1.8247</text:p>
              </table:table-cell>
              <table:table-cell office:value-type="float" office:value="1.88987">
                <text:p>1.88987</text:p>
              </table:table-cell>
              <table:table-cell office:value-type="float" office:value="1.98762">
                <text:p>1.987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4145">
                <text:p>1.24145</text:p>
              </table:table-cell>
              <table:table-cell office:value-type="float" office:value="2.34604">
                <text:p>2.34604</text:p>
              </table:table-cell>
              <table:table-cell office:value-type="float" office:value="2.41121">
                <text:p>2.41121</text:p>
              </table:table-cell>
              <table:table-cell office:value-type="float" office:value="2.50896">
                <text:p>2.50896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8543">
                <text:p>1.28543</text:p>
              </table:table-cell>
              <table:table-cell office:value-type="float" office:value="3.0303">
                <text:p>3.0303</text:p>
              </table:table-cell>
              <table:table-cell office:value-type="float" office:value="3.16064">
                <text:p>3.16064</text:p>
              </table:table-cell>
              <table:table-cell office:value-type="float" office:value="3.25839">
                <text:p>3.25839</text:p>
              </table:table-cell>
              <table:table-cell office:value-type="float" office:value="3.29097">
                <text:p>3.29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942">
                <text:p>1.32942</text:p>
              </table:table-cell>
              <table:table-cell office:value-type="float" office:value="3.91007">
                <text:p>3.91007</text:p>
              </table:table-cell>
              <table:table-cell office:value-type="float" office:value="4.0404">
                <text:p>4.0404</text:p>
              </table:table-cell>
              <table:table-cell office:value-type="float" office:value="4.07299">
                <text:p>4.07299</text:p>
              </table:table-cell>
              <table:table-cell office:value-type="float" office:value="4.17074">
                <text:p>4.1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341">
                <text:p>1.37341</text:p>
              </table:table-cell>
              <table:table-cell office:value-type="float" office:value="4.855">
                <text:p>4.855</text:p>
              </table:table-cell>
              <table:table-cell office:value-type="float" office:value="4.98534">
                <text:p>4.98534</text:p>
              </table:table-cell>
              <table:table-cell office:value-type="float" office:value="5.05051">
                <text:p>5.05051</text:p>
              </table:table-cell>
              <table:table-cell office:value-type="float" office:value="5.17074">
                <text:p>5.17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174">
                <text:p>1.4174</text:p>
              </table:table-cell>
              <table:table-cell office:value-type="float" office:value="5.93027">
                <text:p>5.93027</text:p>
              </table:table-cell>
              <table:table-cell office:value-type="float" office:value="6.09319">
                <text:p>6.09319</text:p>
              </table:table-cell>
              <table:table-cell office:value-type="float" office:value="6.19094">
                <text:p>6.19094</text:p>
              </table:table-cell>
              <table:table-cell office:value-type="float" office:value="6.17074">
                <text:p>6.17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6139">
                <text:p>1.46139</text:p>
              </table:table-cell>
              <table:table-cell office:value-type="float" office:value="7.23363">
                <text:p>7.23363</text:p>
              </table:table-cell>
              <table:table-cell office:value-type="float" office:value="7.39655">
                <text:p>7.39655</text:p>
              </table:table-cell>
              <table:table-cell office:value-type="float" office:value="7.42913">
                <text:p>7.42913</text:p>
              </table:table-cell>
              <table:table-cell office:value-type="float" office:value="7.17074">
                <text:p>7.17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538">
                <text:p>1.50538</text:p>
              </table:table-cell>
              <table:table-cell office:value-type="float" office:value="8.47181">
                <text:p>8.47181</text:p>
              </table:table-cell>
              <table:table-cell office:value-type="float" office:value="8.73249">
                <text:p>8.73249</text:p>
              </table:table-cell>
              <table:table-cell office:value-type="float" office:value="8.92799">
                <text:p>8.92799</text:p>
              </table:table-cell>
              <table:table-cell office:value-type="float" office:value="8.99316">
                <text:p>8.99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425">
                <text:p>1.55425</text:p>
              </table:table-cell>
              <table:table-cell office:value-type="float" office:value="9.38416">
                <text:p>9.38416</text:p>
              </table:table-cell>
              <table:table-cell office:value-type="float" office:value="10.3943">
                <text:p>10.3943</text:p>
              </table:table-cell>
              <table:table-cell office:value-type="float" office:value="10.492">
                <text:p>10.492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824">
                <text:p>1.59824</text:p>
              </table:table-cell>
              <table:table-cell office:value-type="float" office:value="10.0358">
                <text:p>10.0358</text:p>
              </table:table-cell>
              <table:table-cell office:value-type="float" office:value="12.1538">
                <text:p>12.1538</text:p>
              </table:table-cell>
              <table:table-cell office:value-type="float" office:value="12.2515">
                <text:p>12.2515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223">
                <text:p>1.64223</text:p>
              </table:table-cell>
              <table:table-cell office:value-type="float" office:value="10.4268">
                <text:p>10.4268</text:p>
              </table:table-cell>
              <table:table-cell office:value-type="float" office:value="13.6852">
                <text:p>13.6852</text:p>
              </table:table-cell>
              <table:table-cell office:value-type="float" office:value="14.2066">
                <text:p>14.2066</text:p>
              </table:table-cell>
              <table:table-cell office:value-type="float" office:value="14.2717">
                <text:p>14.2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8622">
                <text:p>1.68622</text:p>
              </table:table-cell>
              <table:table-cell office:value-type="float" office:value="10.7527">
                <text:p>10.7527</text:p>
              </table:table-cell>
              <table:table-cell office:value-type="float" office:value="14.9234">
                <text:p>14.9234</text:p>
              </table:table-cell>
              <table:table-cell office:value-type="float" office:value="16.1616">
                <text:p>16.1616</text:p>
              </table:table-cell>
              <table:table-cell office:value-type="float" office:value="16.3245">
                <text:p>16.3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021">
                <text:p>1.73021</text:p>
              </table:table-cell>
              <table:table-cell office:value-type="float" office:value="10.9808">
                <text:p>10.9808</text:p>
              </table:table-cell>
              <table:table-cell office:value-type="float" office:value="15.6403">
                <text:p>15.6403</text:p>
              </table:table-cell>
              <table:table-cell office:value-type="float" office:value="18.1492">
                <text:p>18.1492</text:p>
              </table:table-cell>
              <table:table-cell office:value-type="float" office:value="18.4751">
                <text:p>18.4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7419">
                <text:p>1.77419</text:p>
              </table:table-cell>
              <table:table-cell office:value-type="float" office:value="11.1437">
                <text:p>11.1437</text:p>
              </table:table-cell>
              <table:table-cell office:value-type="float" office:value="16.1616">
                <text:p>16.1616</text:p>
              </table:table-cell>
              <table:table-cell office:value-type="float" office:value="19.9088">
                <text:p>19.9088</text:p>
              </table:table-cell>
              <table:table-cell office:value-type="float" office:value="20.7234">
                <text:p>20.72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1818">
                <text:p>1.81818</text:p>
              </table:table-cell>
              <table:table-cell office:value-type="float" office:value="11.274">
                <text:p>11.274</text:p>
              </table:table-cell>
              <table:table-cell office:value-type="float" office:value="16.4875">
                <text:p>16.4875</text:p>
              </table:table-cell>
              <table:table-cell office:value-type="float" office:value="20.9514">
                <text:p>20.9514</text:p>
              </table:table-cell>
              <table:table-cell office:value-type="float" office:value="22.9717">
                <text:p>22.9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6706">
                <text:p>1.86706</text:p>
              </table:table-cell>
              <table:table-cell office:value-type="float" office:value="11.3392">
                <text:p>11.3392</text:p>
              </table:table-cell>
              <table:table-cell office:value-type="float" office:value="16.7481">
                <text:p>16.7481</text:p>
              </table:table-cell>
              <table:table-cell office:value-type="float" office:value="21.6357">
                <text:p>21.6357</text:p>
              </table:table-cell>
              <table:table-cell office:value-type="float" office:value="25.0244">
                <text:p>25.0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0616">
                <text:p>1.90616</text:p>
              </table:table-cell>
              <table:table-cell office:value-type="float" office:value="11.437">
                <text:p>11.437</text:p>
              </table:table-cell>
              <table:table-cell office:value-type="float" office:value="16.9436">
                <text:p>16.9436</text:p>
              </table:table-cell>
              <table:table-cell office:value-type="float" office:value="22.0919">
                <text:p>22.0919</text:p>
              </table:table-cell>
              <table:table-cell office:value-type="float" office:value="26.3278">
                <text:p>26.3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5503">
                <text:p>1.95503</text:p>
              </table:table-cell>
              <table:table-cell office:value-type="float" office:value="11.5021">
                <text:p>11.5021</text:p>
              </table:table-cell>
              <table:table-cell office:value-type="float" office:value="17.074">
                <text:p>17.074</text:p>
              </table:table-cell>
              <table:table-cell office:value-type="float" office:value="22.3851">
                <text:p>22.3851</text:p>
              </table:table-cell>
              <table:table-cell office:value-type="float" office:value="27.1424">
                <text:p>27.1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9902">
                <text:p>1.99902</text:p>
              </table:table-cell>
              <table:table-cell office:value-type="float" office:value="11.5673">
                <text:p>11.5673</text:p>
              </table:table-cell>
              <table:table-cell office:value-type="float" office:value="17.1717">
                <text:p>17.1717</text:p>
              </table:table-cell>
              <table:table-cell office:value-type="float" office:value="22.6458">
                <text:p>22.6458</text:p>
              </table:table-cell>
              <table:table-cell office:value-type="float" office:value="27.6963">
                <text:p>27.69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4301">
                <text:p>2.04301</text:p>
              </table:table-cell>
              <table:table-cell office:value-type="float" office:value="11.5999">
                <text:p>11.5999</text:p>
              </table:table-cell>
              <table:table-cell office:value-type="float" office:value="17.3021">
                <text:p>17.3021</text:p>
              </table:table-cell>
              <table:table-cell office:value-type="float" office:value="22.8087">
                <text:p>22.8087</text:p>
              </table:table-cell>
              <table:table-cell office:value-type="float" office:value="28.0873">
                <text:p>28.0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87">
                <text:p>2.087</text:p>
              </table:table-cell>
              <table:table-cell office:value-type="float" office:value="11.6325">
                <text:p>11.6325</text:p>
              </table:table-cell>
              <table:table-cell office:value-type="float" office:value="17.3672">
                <text:p>17.3672</text:p>
              </table:table-cell>
              <table:table-cell office:value-type="float" office:value="22.9717">
                <text:p>22.9717</text:p>
              </table:table-cell>
              <table:table-cell office:value-type="float" office:value="28.348">
                <text:p>28.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3099">
                <text:p>2.13099</text:p>
              </table:table-cell>
              <table:table-cell office:value-type="float" office:value="11.6976">
                <text:p>11.6976</text:p>
              </table:table-cell>
              <table:table-cell office:value-type="float" office:value="17.4324">
                <text:p>17.4324</text:p>
              </table:table-cell>
              <table:table-cell office:value-type="float" office:value="23.0694">
                <text:p>23.0694</text:p>
              </table:table-cell>
              <table:table-cell office:value-type="float" office:value="28.5761">
                <text:p>28.57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7498">
                <text:p>2.17498</text:p>
              </table:table-cell>
              <table:table-cell office:value-type="float" office:value="11.7302">
                <text:p>11.7302</text:p>
              </table:table-cell>
              <table:table-cell office:value-type="float" office:value="17.4976">
                <text:p>17.4976</text:p>
              </table:table-cell>
              <table:table-cell office:value-type="float" office:value="23.1997">
                <text:p>23.1997</text:p>
              </table:table-cell>
              <table:table-cell office:value-type="float" office:value="28.739">
                <text:p>28.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2385">
                <text:p>2.22385</text:p>
              </table:table-cell>
              <table:table-cell office:value-type="float" office:value="11.7628">
                <text:p>11.7628</text:p>
              </table:table-cell>
              <table:table-cell office:value-type="float" office:value="17.5627">
                <text:p>17.5627</text:p>
              </table:table-cell>
              <table:table-cell office:value-type="float" office:value="23.2975">
                <text:p>23.2975</text:p>
              </table:table-cell>
              <table:table-cell office:value-type="float" office:value="28.8693">
                <text:p>28.8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6784">
                <text:p>2.26784</text:p>
              </table:table-cell>
              <table:table-cell office:value-type="float" office:value="11.7954">
                <text:p>11.7954</text:p>
              </table:table-cell>
              <table:table-cell office:value-type="float" office:value="17.6279">
                <text:p>17.6279</text:p>
              </table:table-cell>
              <table:table-cell office:value-type="float" office:value="23.3627">
                <text:p>23.3627</text:p>
              </table:table-cell>
              <table:table-cell office:value-type="float" office:value="28.9997">
                <text:p>28.9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1183">
                <text:p>2.31183</text:p>
              </table:table-cell>
              <table:table-cell office:value-type="float" office:value="11.7954">
                <text:p>11.7954</text:p>
              </table:table-cell>
              <table:table-cell office:value-type="float" office:value="17.6605">
                <text:p>17.6605</text:p>
              </table:table-cell>
              <table:table-cell office:value-type="float" office:value="23.4604">
                <text:p>23.460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5582">
                <text:p>2.35582</text:p>
              </table:table-cell>
              <table:table-cell office:value-type="float" office:value="11.828">
                <text:p>11.828</text:p>
              </table:table-cell>
              <table:table-cell office:value-type="float" office:value="17.6931">
                <text:p>17.6931</text:p>
              </table:table-cell>
              <table:table-cell office:value-type="float" office:value="23.493">
                <text:p>23.493</text:p>
              </table:table-cell>
              <table:table-cell office:value-type="float" office:value="29.2278">
                <text:p>29.2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998">
                <text:p>2.3998</text:p>
              </table:table-cell>
              <table:table-cell office:value-type="float" office:value="11.8605">
                <text:p>11.8605</text:p>
              </table:table-cell>
              <table:table-cell office:value-type="float" office:value="17.7256">
                <text:p>17.7256</text:p>
              </table:table-cell>
              <table:table-cell office:value-type="float" office:value="23.5907">
                <text:p>23.5907</text:p>
              </table:table-cell>
              <table:table-cell office:value-type="float" office:value="29.3255">
                <text:p>29.3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4379">
                <text:p>2.44379</text:p>
              </table:table-cell>
              <table:table-cell office:value-type="float" office:value="11.8931">
                <text:p>11.8931</text:p>
              </table:table-cell>
              <table:table-cell office:value-type="float" office:value="17.7908">
                <text:p>17.7908</text:p>
              </table:table-cell>
              <table:table-cell office:value-type="float" office:value="23.6233">
                <text:p>23.6233</text:p>
              </table:table-cell>
              <table:table-cell office:value-type="float" office:value="29.3907">
                <text:p>29.39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8778">
                <text:p>2.48778</text:p>
              </table:table-cell>
              <table:table-cell office:value-type="float" office:value="11.8931">
                <text:p>11.8931</text:p>
              </table:table-cell>
              <table:table-cell office:value-type="float" office:value="17.7908">
                <text:p>17.7908</text:p>
              </table:table-cell>
              <table:table-cell office:value-type="float" office:value="23.6559">
                <text:p>23.6559</text:p>
              </table:table-cell>
              <table:table-cell office:value-type="float" office:value="29.4558">
                <text:p>29.4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3666">
                <text:p>2.53666</text:p>
              </table:table-cell>
              <table:table-cell office:value-type="float" office:value="11.9257">
                <text:p>11.9257</text:p>
              </table:table-cell>
              <table:table-cell office:value-type="float" office:value="17.856">
                <text:p>17.856</text:p>
              </table:table-cell>
              <table:table-cell office:value-type="float" office:value="23.7211">
                <text:p>23.7211</text:p>
              </table:table-cell>
              <table:table-cell office:value-type="float" office:value="29.521">
                <text:p>29.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8065">
                <text:p>2.58065</text:p>
              </table:table-cell>
              <table:table-cell office:value-type="float" office:value="11.9583">
                <text:p>11.9583</text:p>
              </table:table-cell>
              <table:table-cell office:value-type="float" office:value="17.8886">
                <text:p>17.8886</text:p>
              </table:table-cell>
              <table:table-cell office:value-type="float" office:value="23.7537">
                <text:p>23.7537</text:p>
              </table:table-cell>
              <table:table-cell office:value-type="float" office:value="29.5862">
                <text:p>29.5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2463">
                <text:p>2.62463</text:p>
              </table:table-cell>
              <table:table-cell office:value-type="float" office:value="11.9583">
                <text:p>11.9583</text:p>
              </table:table-cell>
              <table:table-cell office:value-type="float" office:value="17.8886">
                <text:p>17.8886</text:p>
              </table:table-cell>
              <table:table-cell office:value-type="float" office:value="23.7862">
                <text:p>23.7862</text:p>
              </table:table-cell>
              <table:table-cell office:value-type="float" office:value="29.6188">
                <text:p>29.6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6862">
                <text:p>2.66862</text:p>
              </table:table-cell>
              <table:table-cell office:value-type="float" office:value="11.9909">
                <text:p>11.9909</text:p>
              </table:table-cell>
              <table:table-cell office:value-type="float" office:value="17.9211">
                <text:p>17.9211</text:p>
              </table:table-cell>
              <table:table-cell office:value-type="float" office:value="23.8188">
                <text:p>23.8188</text:p>
              </table:table-cell>
              <table:table-cell office:value-type="float" office:value="29.7165">
                <text:p>29.7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1261">
                <text:p>2.71261</text:p>
              </table:table-cell>
              <table:table-cell office:value-type="float" office:value="11.9909">
                <text:p>11.9909</text:p>
              </table:table-cell>
              <table:table-cell office:value-type="float" office:value="17.9537">
                <text:p>17.9537</text:p>
              </table:table-cell>
              <table:table-cell office:value-type="float" office:value="23.884">
                <text:p>23.884</text:p>
              </table:table-cell>
              <table:table-cell office:value-type="float" office:value="29.7491">
                <text:p>29.7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66">
                <text:p>2.7566</text:p>
              </table:table-cell>
              <table:table-cell office:value-type="float" office:value="12.0235">
                <text:p>12.0235</text:p>
              </table:table-cell>
              <table:table-cell office:value-type="float" office:value="17.9537">
                <text:p>17.9537</text:p>
              </table:table-cell>
              <table:table-cell office:value-type="float" office:value="23.9166">
                <text:p>23.9166</text:p>
              </table:table-cell>
              <table:table-cell office:value-type="float" office:value="29.7817">
                <text:p>29.7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547">
                <text:p>2.80547</text:p>
              </table:table-cell>
              <table:table-cell office:value-type="float" office:value="12.0235">
                <text:p>12.0235</text:p>
              </table:table-cell>
              <table:table-cell office:value-type="float" office:value="17.9863">
                <text:p>17.9863</text:p>
              </table:table-cell>
              <table:table-cell office:value-type="float" office:value="23.9492">
                <text:p>23.9492</text:p>
              </table:table-cell>
              <table:table-cell office:value-type="float" office:value="29.8143">
                <text:p>29.8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4946">
                <text:p>2.84946</text:p>
              </table:table-cell>
              <table:table-cell office:value-type="float" office:value="12.0235">
                <text:p>12.0235</text:p>
              </table:table-cell>
              <table:table-cell office:value-type="float" office:value="18.0189">
                <text:p>18.0189</text:p>
              </table:table-cell>
              <table:table-cell office:value-type="float" office:value="23.9818">
                <text:p>23.9818</text:p>
              </table:table-cell>
              <table:table-cell office:value-type="float" office:value="29.8469">
                <text:p>29.8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9345">
                <text:p>2.89345</text:p>
              </table:table-cell>
              <table:table-cell office:value-type="float" office:value="12.056">
                <text:p>12.056</text:p>
              </table:table-cell>
              <table:table-cell office:value-type="float" office:value="18.0189">
                <text:p>18.0189</text:p>
              </table:table-cell>
              <table:table-cell office:value-type="float" office:value="23.9818">
                <text:p>23.9818</text:p>
              </table:table-cell>
              <table:table-cell office:value-type="float" office:value="29.912">
                <text:p>29.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3744">
                <text:p>2.93744</text:p>
              </table:table-cell>
              <table:table-cell office:value-type="float" office:value="12.056">
                <text:p>12.056</text:p>
              </table:table-cell>
              <table:table-cell office:value-type="float" office:value="18.0515">
                <text:p>18.0515</text:p>
              </table:table-cell>
              <table:table-cell office:value-type="float" office:value="24.0143">
                <text:p>24.0143</text:p>
              </table:table-cell>
              <table:table-cell office:value-type="float" office:value="29.912">
                <text:p>29.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143">
                <text:p>2.98143</text:p>
              </table:table-cell>
              <table:table-cell office:value-type="float" office:value="12.056">
                <text:p>12.056</text:p>
              </table:table-cell>
              <table:table-cell office:value-type="float" office:value="18.0515">
                <text:p>18.0515</text:p>
              </table:table-cell>
              <table:table-cell office:value-type="float" office:value="24.0469">
                <text:p>24.0469</text:p>
              </table:table-cell>
              <table:table-cell office:value-type="float" office:value="29.9772">
                <text:p>29.9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2542">
                <text:p>3.02542</text:p>
              </table:table-cell>
              <table:table-cell office:value-type="float" office:value="12.0886">
                <text:p>12.0886</text:p>
              </table:table-cell>
              <table:table-cell office:value-type="float" office:value="18.0841">
                <text:p>18.0841</text:p>
              </table:table-cell>
              <table:table-cell office:value-type="float" office:value="24.0795">
                <text:p>24.0795</text:p>
              </table:table-cell>
              <table:table-cell office:value-type="float" office:value="30.0098">
                <text:p>30.0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94">
                <text:p>3.0694</text:p>
              </table:table-cell>
              <table:table-cell office:value-type="float" office:value="12.0886">
                <text:p>12.0886</text:p>
              </table:table-cell>
              <table:table-cell office:value-type="float" office:value="18.1167">
                <text:p>18.1167</text:p>
              </table:table-cell>
              <table:table-cell office:value-type="float" office:value="24.1121">
                <text:p>24.1121</text:p>
              </table:table-cell>
              <table:table-cell office:value-type="float" office:value="30.0424">
                <text:p>30.0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1339">
                <text:p>3.11339</text:p>
              </table:table-cell>
              <table:table-cell office:value-type="float" office:value="12.0886">
                <text:p>12.0886</text:p>
              </table:table-cell>
              <table:table-cell office:value-type="float" office:value="18.1167">
                <text:p>18.1167</text:p>
              </table:table-cell>
              <table:table-cell office:value-type="float" office:value="24.1121">
                <text:p>24.1121</text:p>
              </table:table-cell>
              <table:table-cell office:value-type="float" office:value="30.0749">
                <text:p>30.0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5738">
                <text:p>3.15738</text:p>
              </table:table-cell>
              <table:table-cell office:value-type="float" office:value="12.1212">
                <text:p>12.1212</text:p>
              </table:table-cell>
              <table:table-cell office:value-type="float" office:value="18.1167">
                <text:p>18.1167</text:p>
              </table:table-cell>
              <table:table-cell office:value-type="float" office:value="24.1121">
                <text:p>24.1121</text:p>
              </table:table-cell>
              <table:table-cell office:value-type="float" office:value="30.1075">
                <text:p>30.1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0626">
                <text:p>3.20626</text:p>
              </table:table-cell>
              <table:table-cell office:value-type="float" office:value="12.1212">
                <text:p>12.1212</text:p>
              </table:table-cell>
              <table:table-cell office:value-type="float" office:value="18.1492">
                <text:p>18.1492</text:p>
              </table:table-cell>
              <table:table-cell office:value-type="float" office:value="24.1447">
                <text:p>24.1447</text:p>
              </table:table-cell>
              <table:table-cell office:value-type="float" office:value="30.1401">
                <text:p>30.1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4536">
                <text:p>3.24536</text:p>
              </table:table-cell>
              <table:table-cell office:value-type="float" office:value="12.1212">
                <text:p>12.1212</text:p>
              </table:table-cell>
              <table:table-cell office:value-type="float" office:value="18.1818">
                <text:p>18.1818</text:p>
              </table:table-cell>
              <table:table-cell office:value-type="float" office:value="24.1773">
                <text:p>24.1773</text:p>
              </table:table-cell>
              <table:table-cell office:value-type="float" office:value="30.1401">
                <text:p>30.1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9423">
                <text:p>3.29423</text:p>
              </table:table-cell>
              <table:table-cell office:value-type="float" office:value="12.1212">
                <text:p>12.1212</text:p>
              </table:table-cell>
              <table:table-cell office:value-type="float" office:value="18.1818">
                <text:p>18.1818</text:p>
              </table:table-cell>
              <table:table-cell office:value-type="float" office:value="24.1773">
                <text:p>24.1773</text:p>
              </table:table-cell>
              <table:table-cell office:value-type="float" office:value="30.1727">
                <text:p>30.1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3822">
                <text:p>3.33822</text:p>
              </table:table-cell>
              <table:table-cell office:value-type="float" office:value="12.1212">
                <text:p>12.1212</text:p>
              </table:table-cell>
              <table:table-cell office:value-type="float" office:value="18.1818">
                <text:p>18.1818</text:p>
              </table:table-cell>
              <table:table-cell office:value-type="float" office:value="24.2098">
                <text:p>24.2098</text:p>
              </table:table-cell>
              <table:table-cell office:value-type="float" office:value="30.2053">
                <text:p>30.2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8221">
                <text:p>3.38221</text:p>
              </table:table-cell>
              <table:table-cell office:value-type="float" office:value="12.1538">
                <text:p>12.1538</text:p>
              </table:table-cell>
              <table:table-cell office:value-type="float" office:value="18.2144">
                <text:p>18.2144</text:p>
              </table:table-cell>
              <table:table-cell office:value-type="float" office:value="24.2424">
                <text:p>24.2424</text:p>
              </table:table-cell>
              <table:table-cell office:value-type="float" office:value="30.2053">
                <text:p>30.2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262">
                <text:p>3.4262</text:p>
              </table:table-cell>
              <table:table-cell office:value-type="float" office:value="12.1538">
                <text:p>12.1538</text:p>
              </table:table-cell>
              <table:table-cell office:value-type="float" office:value="18.2144">
                <text:p>18.2144</text:p>
              </table:table-cell>
              <table:table-cell office:value-type="float" office:value="24.275">
                <text:p>24.275</text:p>
              </table:table-cell>
              <table:table-cell office:value-type="float" office:value="30.2379">
                <text:p>30.23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7019">
                <text:p>3.47019</text:p>
              </table:table-cell>
              <table:table-cell office:value-type="float" office:value="12.1538">
                <text:p>12.1538</text:p>
              </table:table-cell>
              <table:table-cell office:value-type="float" office:value="18.2144">
                <text:p>18.2144</text:p>
              </table:table-cell>
              <table:table-cell office:value-type="float" office:value="24.275">
                <text:p>24.275</text:p>
              </table:table-cell>
              <table:table-cell office:value-type="float" office:value="30.2379">
                <text:p>30.2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1417">
                <text:p>3.51417</text:p>
              </table:table-cell>
              <table:table-cell office:value-type="float" office:value="12.1864">
                <text:p>12.1864</text:p>
              </table:table-cell>
              <table:table-cell office:value-type="float" office:value="18.247">
                <text:p>18.247</text:p>
              </table:table-cell>
              <table:table-cell office:value-type="float" office:value="24.275">
                <text:p>24.275</text:p>
              </table:table-cell>
              <table:table-cell office:value-type="float" office:value="30.2704">
                <text:p>30.2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5816">
                <text:p>3.55816</text:p>
              </table:table-cell>
              <table:table-cell office:value-type="float" office:value="12.1864">
                <text:p>12.1864</text:p>
              </table:table-cell>
              <table:table-cell office:value-type="float" office:value="18.247">
                <text:p>18.247</text:p>
              </table:table-cell>
              <table:table-cell office:value-type="float" office:value="24.275">
                <text:p>24.275</text:p>
              </table:table-cell>
              <table:table-cell office:value-type="float" office:value="30.303">
                <text:p>30.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0215">
                <text:p>3.60215</text:p>
              </table:table-cell>
              <table:table-cell office:value-type="float" office:value="12.1864">
                <text:p>12.1864</text:p>
              </table:table-cell>
              <table:table-cell office:value-type="float" office:value="18.247">
                <text:p>18.247</text:p>
              </table:table-cell>
              <table:table-cell office:value-type="float" office:value="24.3076">
                <text:p>24.3076</text:p>
              </table:table-cell>
              <table:table-cell office:value-type="float" office:value="30.3356">
                <text:p>30.3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4614">
                <text:p>3.64614</text:p>
              </table:table-cell>
              <table:table-cell office:value-type="float" office:value="12.1864">
                <text:p>12.1864</text:p>
              </table:table-cell>
              <table:table-cell office:value-type="float" office:value="18.247">
                <text:p>18.247</text:p>
              </table:table-cell>
              <table:table-cell office:value-type="float" office:value="24.3402">
                <text:p>24.3402</text:p>
              </table:table-cell>
              <table:table-cell office:value-type="float" office:value="30.3356">
                <text:p>30.3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9013">
                <text:p>3.69013</text:p>
              </table:table-cell>
              <table:table-cell office:value-type="float" office:value="12.219">
                <text:p>12.219</text:p>
              </table:table-cell>
              <table:table-cell office:value-type="float" office:value="18.2796">
                <text:p>18.2796</text:p>
              </table:table-cell>
              <table:table-cell office:value-type="float" office:value="24.3402">
                <text:p>24.3402</text:p>
              </table:table-cell>
              <table:table-cell office:value-type="float" office:value="30.3682">
                <text:p>30.3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39">
                <text:p>3.739</text:p>
              </table:table-cell>
              <table:table-cell office:value-type="float" office:value="12.219">
                <text:p>12.219</text:p>
              </table:table-cell>
              <table:table-cell office:value-type="float" office:value="18.2796">
                <text:p>18.2796</text:p>
              </table:table-cell>
              <table:table-cell office:value-type="float" office:value="24.3402">
                <text:p>24.3402</text:p>
              </table:table-cell>
              <table:table-cell office:value-type="float" office:value="30.3682">
                <text:p>30.3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8299">
                <text:p>3.78299</text:p>
              </table:table-cell>
              <table:table-cell office:value-type="float" office:value="12.219">
                <text:p>12.219</text:p>
              </table:table-cell>
              <table:table-cell office:value-type="float" office:value="18.2796">
                <text:p>18.2796</text:p>
              </table:table-cell>
              <table:table-cell office:value-type="float" office:value="24.3728">
                <text:p>24.3728</text:p>
              </table:table-cell>
              <table:table-cell office:value-type="float" office:value="30.4008">
                <text:p>30.4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2698">
                <text:p>3.82698</text:p>
              </table:table-cell>
              <table:table-cell office:value-type="float" office:value="12.219">
                <text:p>12.219</text:p>
              </table:table-cell>
              <table:table-cell office:value-type="float" office:value="18.3122">
                <text:p>18.3122</text:p>
              </table:table-cell>
              <table:table-cell office:value-type="float" office:value="24.3728">
                <text:p>24.3728</text:p>
              </table:table-cell>
              <table:table-cell office:value-type="float" office:value="30.4008">
                <text:p>30.4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7097">
                <text:p>3.87097</text:p>
              </table:table-cell>
              <table:table-cell office:value-type="float" office:value="12.219">
                <text:p>12.219</text:p>
              </table:table-cell>
              <table:table-cell office:value-type="float" office:value="18.3122">
                <text:p>18.3122</text:p>
              </table:table-cell>
              <table:table-cell office:value-type="float" office:value="24.4053">
                <text:p>24.4053</text:p>
              </table:table-cell>
              <table:table-cell office:value-type="float" office:value="30.4334">
                <text:p>30.4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496">
                <text:p>3.91496</text:p>
              </table:table-cell>
              <table:table-cell office:value-type="float" office:value="12.219">
                <text:p>12.219</text:p>
              </table:table-cell>
              <table:table-cell office:value-type="float" office:value="18.3447">
                <text:p>18.3447</text:p>
              </table:table-cell>
              <table:table-cell office:value-type="float" office:value="24.4053">
                <text:p>24.4053</text:p>
              </table:table-cell>
              <table:table-cell office:value-type="float" office:value="30.4334">
                <text:p>30.4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5894">
                <text:p>3.95894</text:p>
              </table:table-cell>
              <table:table-cell office:value-type="float" office:value="12.2515">
                <text:p>12.2515</text:p>
              </table:table-cell>
              <table:table-cell office:value-type="float" office:value="18.3447">
                <text:p>18.3447</text:p>
              </table:table-cell>
              <table:table-cell office:value-type="float" office:value="24.4053">
                <text:p>24.4053</text:p>
              </table:table-cell>
              <table:table-cell office:value-type="float" office:value="30.4334">
                <text:p>30.4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0293">
                <text:p>4.00293</text:p>
              </table:table-cell>
              <table:table-cell office:value-type="float" office:value="12.2515">
                <text:p>12.2515</text:p>
              </table:table-cell>
              <table:table-cell office:value-type="float" office:value="18.3447">
                <text:p>18.3447</text:p>
              </table:table-cell>
              <table:table-cell office:value-type="float" office:value="24.4379">
                <text:p>24.4379</text:p>
              </table:table-cell>
              <table:table-cell office:value-type="float" office:value="30.4659">
                <text:p>30.4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4692">
                <text:p>4.04692</text:p>
              </table:table-cell>
              <table:table-cell office:value-type="float" office:value="12.2515">
                <text:p>12.2515</text:p>
              </table:table-cell>
              <table:table-cell office:value-type="float" office:value="18.3447">
                <text:p>18.3447</text:p>
              </table:table-cell>
              <table:table-cell office:value-type="float" office:value="24.4379">
                <text:p>24.4379</text:p>
              </table:table-cell>
              <table:table-cell office:value-type="float" office:value="30.4659">
                <text:p>30.46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0958">
                <text:p>4.0958</text:p>
              </table:table-cell>
              <table:table-cell office:value-type="float" office:value="12.2515">
                <text:p>12.2515</text:p>
              </table:table-cell>
              <table:table-cell office:value-type="float" office:value="18.3447">
                <text:p>18.3447</text:p>
              </table:table-cell>
              <table:table-cell office:value-type="float" office:value="24.4379">
                <text:p>24.4379</text:p>
              </table:table-cell>
              <table:table-cell office:value-type="float" office:value="30.4985">
                <text:p>30.4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3978">
                <text:p>4.13978</text:p>
              </table:table-cell>
              <table:table-cell office:value-type="float" office:value="12.2515">
                <text:p>12.2515</text:p>
              </table:table-cell>
              <table:table-cell office:value-type="float" office:value="18.3773">
                <text:p>18.3773</text:p>
              </table:table-cell>
              <table:table-cell office:value-type="float" office:value="24.4379">
                <text:p>24.4379</text:p>
              </table:table-cell>
              <table:table-cell office:value-type="float" office:value="30.5311">
                <text:p>30.5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18377">
                <text:p>4.18377</text:p>
              </table:table-cell>
              <table:table-cell office:value-type="float" office:value="12.2515">
                <text:p>12.2515</text:p>
              </table:table-cell>
              <table:table-cell office:value-type="float" office:value="18.3773">
                <text:p>18.3773</text:p>
              </table:table-cell>
              <table:table-cell office:value-type="float" office:value="24.4705">
                <text:p>24.4705</text:p>
              </table:table-cell>
              <table:table-cell office:value-type="float" office:value="30.5311">
                <text:p>30.5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2776">
                <text:p>4.22776</text:p>
              </table:table-cell>
              <table:table-cell office:value-type="float" office:value="12.2515">
                <text:p>12.2515</text:p>
              </table:table-cell>
              <table:table-cell office:value-type="float" office:value="18.3773">
                <text:p>18.3773</text:p>
              </table:table-cell>
              <table:table-cell office:value-type="float" office:value="24.4705">
                <text:p>24.4705</text:p>
              </table:table-cell>
              <table:table-cell office:value-type="float" office:value="30.5311">
                <text:p>30.53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27175">
                <text:p>4.27175</text:p>
              </table:table-cell>
              <table:table-cell office:value-type="float" office:value="12.2841">
                <text:p>12.2841</text:p>
              </table:table-cell>
              <table:table-cell office:value-type="float" office:value="18.3773">
                <text:p>18.3773</text:p>
              </table:table-cell>
              <table:table-cell office:value-type="float" office:value="24.4705">
                <text:p>24.4705</text:p>
              </table:table-cell>
              <table:table-cell office:value-type="float" office:value="30.5637">
                <text:p>30.5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1574">
                <text:p>4.31574</text:p>
              </table:table-cell>
              <table:table-cell office:value-type="float" office:value="12.2841">
                <text:p>12.2841</text:p>
              </table:table-cell>
              <table:table-cell office:value-type="float" office:value="18.4099">
                <text:p>18.4099</text:p>
              </table:table-cell>
              <table:table-cell office:value-type="float" office:value="24.5031">
                <text:p>24.5031</text:p>
              </table:table-cell>
              <table:table-cell office:value-type="float" office:value="30.5637">
                <text:p>30.56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35973">
                <text:p>4.35973</text:p>
              </table:table-cell>
              <table:table-cell office:value-type="float" office:value="12.2841">
                <text:p>12.2841</text:p>
              </table:table-cell>
              <table:table-cell office:value-type="float" office:value="18.3773">
                <text:p>18.3773</text:p>
              </table:table-cell>
              <table:table-cell office:value-type="float" office:value="24.5031">
                <text:p>24.5031</text:p>
              </table:table-cell>
              <table:table-cell office:value-type="float" office:value="30.5963">
                <text:p>30.59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0371">
                <text:p>4.40371</text:p>
              </table:table-cell>
              <table:table-cell office:value-type="float" office:value="12.2841">
                <text:p>12.2841</text:p>
              </table:table-cell>
              <table:table-cell office:value-type="float" office:value="18.4099">
                <text:p>18.4099</text:p>
              </table:table-cell>
              <table:table-cell office:value-type="float" office:value="24.5031">
                <text:p>24.5031</text:p>
              </table:table-cell>
              <table:table-cell office:value-type="float" office:value="30.5963">
                <text:p>30.5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477">
                <text:p>4.4477</text:p>
              </table:table-cell>
              <table:table-cell office:value-type="float" office:value="12.2841">
                <text:p>12.2841</text:p>
              </table:table-cell>
              <table:table-cell office:value-type="float" office:value="18.4425">
                <text:p>18.4425</text:p>
              </table:table-cell>
              <table:table-cell office:value-type="float" office:value="24.5357">
                <text:p>24.5357</text:p>
              </table:table-cell>
              <table:table-cell office:value-type="float" office:value="30.5963">
                <text:p>30.5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9169">
                <text:p>4.49169</text:p>
              </table:table-cell>
              <table:table-cell office:value-type="float" office:value="12.2841">
                <text:p>12.2841</text:p>
              </table:table-cell>
              <table:table-cell office:value-type="float" office:value="18.4425">
                <text:p>18.4425</text:p>
              </table:table-cell>
              <table:table-cell office:value-type="float" office:value="24.5357">
                <text:p>24.5357</text:p>
              </table:table-cell>
              <table:table-cell office:value-type="float" office:value="30.6289">
                <text:p>30.6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3568">
                <text:p>4.53568</text:p>
              </table:table-cell>
              <table:table-cell office:value-type="float" office:value="12.2841">
                <text:p>12.2841</text:p>
              </table:table-cell>
              <table:table-cell office:value-type="float" office:value="18.4425">
                <text:p>18.4425</text:p>
              </table:table-cell>
              <table:table-cell office:value-type="float" office:value="24.5683">
                <text:p>24.5683</text:p>
              </table:table-cell>
              <table:table-cell office:value-type="float" office:value="30.6289">
                <text:p>30.6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